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1.0752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1.7827in"/>
    </style:style>
    <style:style style:name="co12" style:family="table-column">
      <style:table-column-properties fo:break-before="auto" style:column-width="0.7319in"/>
    </style:style>
    <style:style style:name="co13" style:family="table-column">
      <style:table-column-properties fo:break-before="auto" style:column-width="1.2575in"/>
    </style:style>
    <style:style style:name="co14" style:family="table-column">
      <style:table-column-properties fo:break-before="auto" style:column-width="1.2791in"/>
    </style:style>
    <style:style style:name="co15" style:family="table-column">
      <style:table-column-properties fo:break-before="auto" style:column-width="1.2898in"/>
    </style:style>
    <style:style style:name="co16" style:family="table-column">
      <style:table-column-properties fo:break-before="auto" style:column-width="0.8717in"/>
    </style:style>
    <style:style style:name="co17" style:family="table-column">
      <style:table-column-properties fo:break-before="auto" style:column-width="1.161in"/>
    </style:style>
    <style:style style:name="co18" style:family="table-column">
      <style:table-column-properties fo:break-before="auto" style:column-width="1.2252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 Aset</text:p>
          </table:table-cell>
          <table:table-cell office:value-type="string" calcext:value-type="string">
            <text:p>Bentuk Pemanfaatan</text:p>
          </table:table-cell>
          <table:table-cell office:value-type="string" calcext:value-type="string">
            <text:p>Peruntukan</text:p>
          </table:table-cell>
          <table:table-cell office:value-type="string" calcext:value-type="string">
            <text:p>Pusat_kota</text:p>
          </table:table-cell>
          <table:table-cell office:value-type="string" calcext:value-type="string">
            <text:p>Visibilitas</text:p>
          </table:table-cell>
          <table:table-cell office:value-type="string" calcext:value-type="string">
            <text:p>Bangunan</text:p>
          </table:table-cell>
          <table:table-cell office:value-type="string" calcext:value-type="string">
            <text:p>Luas</text:p>
          </table:table-cell>
          <table:table-cell office:value-type="string" calcext:value-type="string">
            <text:p>Desa</text:p>
          </table:table-cell>
          <table:table-cell office:value-type="string" calcext:value-type="string">
            <text:p>Kecamatan</text:p>
          </table:table-cell>
          <table:table-cell office:value-type="string" calcext:value-type="string">
            <text:p>Jenis Hak</text:p>
          </table:table-cell>
          <table:table-cell office:value-type="string" calcext:value-type="string">
            <text:p>Jalan</text:p>
          </table:table-cell>
          <table:table-cell office:value-type="string" calcext:value-type="string">
            <text:p>Pengelola</text:p>
          </table:table-cell>
          <table:table-cell office:value-type="string" calcext:value-type="string">
            <text:p>Luas</text:p>
          </table:table-cell>
          <table:table-cell office:value-type="string" calcext:value-type="string">
            <text:p>Bujur</text:p>
          </table:table-cell>
          <table:table-cell office:value-type="string" calcext:value-type="string">
            <text:p>Lintang</text:p>
          </table:table-cell>
          <table:table-cell office:value-type="string" calcext:value-type="string">
            <text:p>Sumber_data</text:p>
          </table:table-cell>
          <table:table-cell office:value-type="string" calcext:value-type="string">
            <text:p>Bujur Desimal</text:p>
          </table:table-cell>
          <table:table-cell office:value-type="string" calcext:value-type="string">
            <text:p>Lintang Desimal</text:p>
          </table:table-cell>
          <table:table-cell office:value-type="string" calcext:value-type="string">
            <text:p>Bujur alun</text:p>
          </table:table-cell>
          <table:table-cell office:value-type="string" calcext:value-type="string">
            <text:p>Lintang alun</text:p>
          </table:table-cell>
          <table:table-cell office:value-type="string" calcext:value-type="string">
            <text:p>Jarak pusat kota</text:p>
          </table:table-cell>
          <table:table-cell office:value-type="string" calcext:value-type="string">
            <text:p>Jarak jalan uta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2716" calcext:value-type="float">
            <text:p>2716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PL</text:p>
          </table:table-cell>
          <table:table-cell office:value-type="string" calcext:value-type="string">
            <text:p>Jl. Letjend S. Parman</text:p>
          </table:table-cell>
          <table:table-cell office:value-type="string" calcext:value-type="string">
            <text:p>Puskesmas Oro-oro Ombo</text:p>
          </table:table-cell>
          <table:table-cell office:value-type="float" office:value="2716" calcext:value-type="float">
            <text:p>2716</text:p>
          </table:table-cell>
          <table:table-cell office:value-type="float" office:value="32041" calcext:value-type="float">
            <text:p>32041</text:p>
          </table:table-cell>
          <table:table-cell office:value-type="float" office:value="37356" calcext:value-type="float">
            <text:p>37356</text:p>
          </table:table-cell>
          <table:table-cell office:value-type="string" calcext:value-type="string">
            <text:p>Sewa - Kota</text:p>
          </table:table-cell>
          <table:table-cell office:value-type="float" office:value="111.534016666667" calcext:value-type="float">
            <text:p>111.534016666667</text:p>
          </table:table-cell>
          <table:table-cell office:value-type="float" office:value="7.6226" calcext:value-type="float">
            <text:p>7.6226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BUMD</text:p>
          </table:table-cell>
          <table:table-cell office:value-type="float" office:value="200" calcext:value-type="float">
            <text:p>200</text:p>
          </table:table-cell>
          <table:table-cell office:value-type="float" office:value="111.495008" calcext:value-type="float">
            <text:p>111.495008</text:p>
          </table:table-cell>
          <table:table-cell office:value-type="float" office:value="-7.624703" calcext:value-type="float">
            <text:p>-7.624703</text:p>
          </table:table-cell>
          <table:table-cell office:value-type="string" calcext:value-type="string">
            <text:p>Sewa - Kabupaten</text:p>
          </table:table-cell>
          <table:table-cell office:value-type="float" office:value="111.495008" calcext:value-type="float">
            <text:p>111.495008</text:p>
          </table:table-cell>
          <table:table-cell office:value-type="float" office:value="7.624703" calcext:value-type="float">
            <text:p>7.62470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451" calcext:value-type="float">
            <text:p>245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Geprek Juara</text:p>
          </table:table-cell>
          <table:table-cell office:value-type="float" office:value="500" calcext:value-type="float">
            <text:p>500</text:p>
          </table:table-cell>
          <table:table-cell office:value-type="float" office:value="111.526403" calcext:value-type="float">
            <text:p>111.526403</text:p>
          </table:table-cell>
          <table:table-cell office:value-type="float" office:value="-7.641749" calcext:value-type="float">
            <text:p>-7.641749</text:p>
          </table:table-cell>
          <table:table-cell office:value-type="string" calcext:value-type="string">
            <text:p>Sewa - Kabupaten</text:p>
          </table:table-cell>
          <table:table-cell office:value-type="float" office:value="111.526403" calcext:value-type="float">
            <text:p>111.526403</text:p>
          </table:table-cell>
          <table:table-cell office:value-type="float" office:value="7.641749" calcext:value-type="float">
            <text:p>7.641749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762" calcext:value-type="float">
            <text:p>176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Bagus</text:p>
          </table:table-cell>
          <table:table-cell office:value-type="float" office:value="5070" calcext:value-type="float">
            <text:p>5070</text:p>
          </table:table-cell>
          <table:table-cell table:number-columns-repeated="2"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erintis Kemerdekaan</text:p>
          </table:table-cell>
          <table:table-cell office:value-type="string" calcext:value-type="string">
            <text:p>DPRD</text:p>
          </table:table-cell>
          <table:table-cell office:value-type="float" office:value="5070" calcext:value-type="float">
            <text:p>5070</text:p>
          </table:table-cell>
          <table:table-cell office:value-type="float" office:value="31306" calcext:value-type="float">
            <text:p>31306</text:p>
          </table:table-cell>
          <table:table-cell office:value-type="float" office:value="37492" calcext:value-type="float">
            <text:p>37492</text:p>
          </table:table-cell>
          <table:table-cell office:value-type="string" calcext:value-type="string">
            <text:p>Sewa - Kota</text:p>
          </table:table-cell>
          <table:table-cell office:value-type="float" office:value="111.521766666667" calcext:value-type="float">
            <text:p>111.521766666667</text:p>
          </table:table-cell>
          <table:table-cell office:value-type="float" office:value="7.62486666666667" calcext:value-type="float">
            <text:p>7.6248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721" calcext:value-type="float">
            <text:p>72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6025" calcext:value-type="float">
            <text:p>6025</text:p>
          </table:table-cell>
          <table:table-cell table:number-columns-repeated="2"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ahlawan 33</text:p>
          </table:table-cell>
          <table:table-cell office:value-type="string" calcext:value-type="string">
            <text:p>Bagian Umum</text:p>
          </table:table-cell>
          <table:table-cell office:value-type="float" office:value="6025" calcext:value-type="float">
            <text:p>6025</text:p>
          </table:table-cell>
          <table:table-cell office:value-type="float" office:value="31242" calcext:value-type="float">
            <text:p>31242</text:p>
          </table:table-cell>
          <table:table-cell office:value-type="float" office:value="37483" calcext:value-type="float">
            <text:p>37483</text:p>
          </table:table-cell>
          <table:table-cell office:value-type="string" calcext:value-type="string">
            <text:p>Sewa - Kota</text:p>
          </table:table-cell>
          <table:table-cell office:value-type="float" office:value="111.5207" calcext:value-type="float">
            <text:p>111.5207</text:p>
          </table:table-cell>
          <table:table-cell office:value-type="float" office:value="7.62471666666667" calcext:value-type="float">
            <text:p>7.6247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648" calcext:value-type="float">
            <text:p>64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2235" calcext:value-type="float">
            <text:p>2235</text:p>
          </table:table-cell>
          <table:table-cell table:number-columns-repeated="2"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Sulawesi 18</text:p>
          </table:table-cell>
          <table:table-cell office:value-type="string" calcext:value-type="string">
            <text:p>Kartoharjo</text:p>
          </table:table-cell>
          <table:table-cell office:value-type="float" office:value="2235" calcext:value-type="float">
            <text:p>2235</text:p>
          </table:table-cell>
          <table:table-cell office:value-type="float" office:value="31336" calcext:value-type="float">
            <text:p>31336</text:p>
          </table:table-cell>
          <table:table-cell office:value-type="float" office:value="37666" calcext:value-type="float">
            <text:p>37666</text:p>
          </table:table-cell>
          <table:table-cell office:value-type="string" calcext:value-type="string">
            <text:p>Sewa - Kota</text:p>
          </table:table-cell>
          <table:table-cell office:value-type="float" office:value="111.522266666667" calcext:value-type="float">
            <text:p>111.522266666667</text:p>
          </table:table-cell>
          <table:table-cell office:value-type="float" office:value="7.62776666666667" calcext:value-type="float">
            <text:p>7.6277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Bagus</text:p>
          </table:table-cell>
          <table:table-cell office:value-type="float" office:value="1492" calcext:value-type="float">
            <text:p>1492</text:p>
          </table:table-cell>
          <table:table-cell table:number-columns-repeated="2"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Dr. Sutomo No. 70</text:p>
          </table:table-cell>
          <table:table-cell office:value-type="string" calcext:value-type="string">
            <text:p>DPRD</text:p>
          </table:table-cell>
          <table:table-cell office:value-type="float" office:value="1492" calcext:value-type="float">
            <text:p>1492</text:p>
          </table:table-cell>
          <table:table-cell office:value-type="float" office:value="31403" calcext:value-type="float">
            <text:p>31403</text:p>
          </table:table-cell>
          <table:table-cell office:value-type="float" office:value="37675" calcext:value-type="float">
            <text:p>37675</text:p>
          </table:table-cell>
          <table:table-cell office:value-type="string" calcext:value-type="string">
            <text:p>Sewa - Kota</text:p>
          </table:table-cell>
          <table:table-cell office:value-type="float" office:value="111.523383333333" calcext:value-type="float">
            <text:p>111.523383333333</text:p>
          </table:table-cell>
          <table:table-cell office:value-type="float" office:value="7.62791666666667" calcext:value-type="float">
            <text:p>7.6279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737" calcext:value-type="float">
            <text:p>73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5785" calcext:value-type="float">
            <text:p>5785</text:p>
          </table:table-cell>
          <table:table-cell table:number-columns-repeated="2" office:value-type="string" calcext:value-type="string">
            <text:p>KARTOHARJO</text:p>
          </table:table-cell>
          <table:table-cell office:value-type="string" calcext:value-type="string">
            <text:p>HPL</text:p>
          </table:table-cell>
          <table:table-cell office:value-type="string" calcext:value-type="string">
            <text:p>Jl. Pahlawan dan Kalimantan</text:p>
          </table:table-cell>
          <table:table-cell office:value-type="string" calcext:value-type="string">
            <text:p>Bagian perlengkapan</text:p>
          </table:table-cell>
          <table:table-cell office:value-type="float" office:value="5785" calcext:value-type="float">
            <text:p>5785</text:p>
          </table:table-cell>
          <table:table-cell office:value-type="float" office:value="31228" calcext:value-type="float">
            <text:p>31228</text:p>
          </table:table-cell>
          <table:table-cell office:value-type="float" office:value="37609" calcext:value-type="float">
            <text:p>37609</text:p>
          </table:table-cell>
          <table:table-cell office:value-type="string" calcext:value-type="string">
            <text:p>Sewa - Kota</text:p>
          </table:table-cell>
          <table:table-cell office:value-type="float" office:value="111.520466666667" calcext:value-type="float">
            <text:p>111.520466666667</text:p>
          </table:table-cell>
          <table:table-cell office:value-type="float" office:value="7.62681666666667" calcext:value-type="float">
            <text:p>7.6268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BPKAD</text:p>
          </table:table-cell>
          <table:table-cell office:value-type="float" office:value="200" calcext:value-type="float">
            <text:p>200</text:p>
          </table:table-cell>
          <table:table-cell office:value-type="float" office:value="111.512291" calcext:value-type="float">
            <text:p>111.512291</text:p>
          </table:table-cell>
          <table:table-cell office:value-type="float" office:value="-7.633486" calcext:value-type="float">
            <text:p>-7.633486</text:p>
          </table:table-cell>
          <table:table-cell/>
          <table:table-cell office:value-type="float" office:value="111.512291" calcext:value-type="float">
            <text:p>111.512291</text:p>
          </table:table-cell>
          <table:table-cell office:value-type="float" office:value="7.633486" calcext:value-type="float">
            <text:p>7.633486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698" calcext:value-type="float">
            <text:p>69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HPL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Jl. Jend Sudirman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90232" calcext:value-type="float">
            <text:p>9023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15710" calcext:value-type="float">
            <text:p>15710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Dinas Pasar</text:p>
          </table:table-cell>
          <table:table-cell office:value-type="float" office:value="15710" calcext:value-type="float">
            <text:p>15710</text:p>
          </table:table-cell>
          <table:table-cell office:value-type="float" office:value="31278" calcext:value-type="float">
            <text:p>31278</text:p>
          </table:table-cell>
          <table:table-cell office:value-type="float" office:value="37882" calcext:value-type="float">
            <text:p>37882</text:p>
          </table:table-cell>
          <table:table-cell office:value-type="string" calcext:value-type="string">
            <text:p>Sewa - Kota</text:p>
          </table:table-cell>
          <table:table-cell office:value-type="float" office:value="111.5213" calcext:value-type="float">
            <text:p>111.5213</text:p>
          </table:table-cell>
          <table:table-cell office:value-type="float" office:value="7.63136666666667" calcext:value-type="float">
            <text:p>7.6313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/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14060" calcext:value-type="float">
            <text:p>14060</text:p>
          </table:table-cell>
          <table:table-cell office:value-type="string" calcext:value-type="string">
            <text:p>KLEGEN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PL</text:p>
          </table:table-cell>
          <table:table-cell office:value-type="string" calcext:value-type="string">
            <text:p>Jl. Imam Bonjol Slamet Riadi</text:p>
          </table:table-cell>
          <table:table-cell office:value-type="string" calcext:value-type="string">
            <text:p>Dinas pasar</text:p>
          </table:table-cell>
          <table:table-cell office:value-type="float" office:value="14060" calcext:value-type="float">
            <text:p>14060</text:p>
          </table:table-cell>
          <table:table-cell office:value-type="float" office:value="32258" calcext:value-type="float">
            <text:p>32258</text:p>
          </table:table-cell>
          <table:table-cell office:value-type="float" office:value="37541" calcext:value-type="float">
            <text:p>37541</text:p>
          </table:table-cell>
          <table:table-cell office:value-type="string" calcext:value-type="string">
            <text:p>Sewa - Kota</text:p>
          </table:table-cell>
          <table:table-cell office:value-type="float" office:value="111.537633333333" calcext:value-type="float">
            <text:p>111.537633333333</text:p>
          </table:table-cell>
          <table:table-cell office:value-type="float" office:value="7.62568333333333" calcext:value-type="float">
            <text:p>7.6256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/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5784" calcext:value-type="float">
            <text:p>5784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PL</text:p>
          </table:table-cell>
          <table:table-cell office:value-type="string" calcext:value-type="string">
            <text:p>Jl. Letjend S. Parman</text:p>
          </table:table-cell>
          <table:table-cell office:value-type="string" calcext:value-type="string">
            <text:p>Dinas Pasar</text:p>
          </table:table-cell>
          <table:table-cell office:value-type="float" office:value="5784" calcext:value-type="float">
            <text:p>5784</text:p>
          </table:table-cell>
          <table:table-cell office:value-type="float" office:value="32137" calcext:value-type="float">
            <text:p>32137</text:p>
          </table:table-cell>
          <table:table-cell office:value-type="float" office:value="37314" calcext:value-type="float">
            <text:p>37314</text:p>
          </table:table-cell>
          <table:table-cell office:value-type="string" calcext:value-type="string">
            <text:p>Sewa - Kota</text:p>
          </table:table-cell>
          <table:table-cell office:value-type="float" office:value="111.535616666667" calcext:value-type="float">
            <text:p>111.535616666667</text:p>
          </table:table-cell>
          <table:table-cell office:value-type="float" office:value="7.6219" calcext:value-type="float">
            <text:p>7.6219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Let. Jend. S. Parman</text:p>
          </table:table-cell>
          <table:table-cell office:value-type="string" calcext:value-type="string">
            <text:p>Dinas Pasar</text:p>
          </table:table-cell>
          <table:table-cell office:value-type="float" office:value="1380" calcext:value-type="float">
            <text:p>1380</text:p>
          </table:table-cell>
          <table:table-cell office:value-type="float" office:value="32002" calcext:value-type="float">
            <text:p>32002</text:p>
          </table:table-cell>
          <table:table-cell office:value-type="float" office:value="37221" calcext:value-type="float">
            <text:p>37221</text:p>
          </table:table-cell>
          <table:table-cell office:value-type="string" calcext:value-type="string">
            <text:p>Sewa - Kota</text:p>
          </table:table-cell>
          <table:table-cell office:value-type="float" office:value="111.533366666667" calcext:value-type="float">
            <text:p>111.533366666667</text:p>
          </table:table-cell>
          <table:table-cell office:value-type="float" office:value="7.62035" calcext:value-type="float">
            <text:p>7.6203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068" calcext:value-type="float">
            <text:p>206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2252" calcext:value-type="float">
            <text:p>2252</text:p>
          </table:table-cell>
          <table:table-cell office:value-type="string" calcext:value-type="string">
            <text:p>PANGONGANGAN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Mayjend Sungkono</text:p>
          </table:table-cell>
          <table:table-cell office:value-type="string" calcext:value-type="string">
            <text:p>Dinas Pasar</text:p>
          </table:table-cell>
          <table:table-cell office:value-type="float" office:value="2252" calcext:value-type="float">
            <text:p>2252</text:p>
          </table:table-cell>
          <table:table-cell office:value-type="float" office:value="30775" calcext:value-type="float">
            <text:p>30775</text:p>
          </table:table-cell>
          <table:table-cell office:value-type="float" office:value="37828" calcext:value-type="float">
            <text:p>37828</text:p>
          </table:table-cell>
          <table:table-cell office:value-type="string" calcext:value-type="string">
            <text:p>Sewa - Kota</text:p>
          </table:table-cell>
          <table:table-cell office:value-type="float" office:value="111.512916666667" calcext:value-type="float">
            <text:p>111.512916666667</text:p>
          </table:table-cell>
          <table:table-cell office:value-type="float" office:value="7.63046666666667" calcext:value-type="float">
            <text:p>7.6304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MANISREJO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Tanjung Raya</text:p>
          </table:table-cell>
          <table:table-cell office:value-type="string" calcext:value-type="string">
            <text:p>Dinas Pasar</text:p>
          </table:table-cell>
          <table:table-cell office:value-type="float" office:value="905" calcext:value-type="float">
            <text:p>905</text:p>
          </table:table-cell>
          <table:table-cell office:value-type="float" office:value="32800" calcext:value-type="float">
            <text:p>32800</text:p>
          </table:table-cell>
          <table:table-cell office:value-type="float" office:value="38610" calcext:value-type="float">
            <text:p>38610</text:p>
          </table:table-cell>
          <table:table-cell office:value-type="string" calcext:value-type="string">
            <text:p>Sewa - Kota</text:p>
          </table:table-cell>
          <table:table-cell office:value-type="float" office:value="111.546666666667" calcext:value-type="float">
            <text:p>111.546666666667</text:p>
          </table:table-cell>
          <table:table-cell office:value-type="float" office:value="7.6435" calcext:value-type="float">
            <text:p>7.643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661" calcext:value-type="float">
            <text:p>366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NAMBANGA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Mayjend Sungkono</text:p>
          </table:table-cell>
          <table:table-cell office:value-type="string" calcext:value-type="string">
            <text:p>Dinas Pasar</text:p>
          </table:table-cell>
          <table:table-cell office:value-type="float" office:value="1735" calcext:value-type="float">
            <text:p>1735</text:p>
          </table:table-cell>
          <table:table-cell office:value-type="float" office:value="30751" calcext:value-type="float">
            <text:p>30751</text:p>
          </table:table-cell>
          <table:table-cell office:value-type="float" office:value="38274" calcext:value-type="float">
            <text:p>38274</text:p>
          </table:table-cell>
          <table:table-cell office:value-type="string" calcext:value-type="string">
            <text:p>Sewa - Kota</text:p>
          </table:table-cell>
          <table:table-cell office:value-type="float" office:value="111.512516666667" calcext:value-type="float">
            <text:p>111.512516666667</text:p>
          </table:table-cell>
          <table:table-cell office:value-type="float" office:value="7.6379" calcext:value-type="float">
            <text:p>7.6379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088" calcext:value-type="float">
            <text:p>108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KANIGOR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Dr.Setiabudi</text:p>
          </table:table-cell>
          <table:table-cell office:value-type="string" calcext:value-type="string">
            <text:p>Dinas pasar</text:p>
          </table:table-cell>
          <table:table-cell office:value-type="float" office:value="1490" calcext:value-type="float">
            <text:p>1490</text:p>
          </table:table-cell>
          <table:table-cell office:value-type="float" office:value="32892" calcext:value-type="float">
            <text:p>32892</text:p>
          </table:table-cell>
          <table:table-cell office:value-type="float" office:value="38113" calcext:value-type="float">
            <text:p>38113</text:p>
          </table:table-cell>
          <table:table-cell office:value-type="string" calcext:value-type="string">
            <text:p>Sewa - Kota</text:p>
          </table:table-cell>
          <table:table-cell office:value-type="float" office:value="111.5482" calcext:value-type="float">
            <text:p>111.5482</text:p>
          </table:table-cell>
          <table:table-cell office:value-type="float" office:value="7.63521666666667" calcext:value-type="float">
            <text:p>7.6352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527" calcext:value-type="float">
            <text:p>352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NAMBANGAN KIDUL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Tirta Raya</text:p>
          </table:table-cell>
          <table:table-cell office:value-type="string" calcext:value-type="string">
            <text:p>Dinas Pasar</text:p>
          </table:table-cell>
          <table:table-cell office:value-type="float" office:value="5200" calcext:value-type="float">
            <text:p>5200</text:p>
          </table:table-cell>
          <table:table-cell office:value-type="float" office:value="29980" calcext:value-type="float">
            <text:p>29980</text:p>
          </table:table-cell>
          <table:table-cell office:value-type="float" office:value="37924" calcext:value-type="float">
            <text:p>37924</text:p>
          </table:table-cell>
          <table:table-cell office:value-type="string" calcext:value-type="string">
            <text:p>Sewa - Kota</text:p>
          </table:table-cell>
          <table:table-cell office:value-type="float" office:value="111.499666666667" calcext:value-type="float">
            <text:p>111.499666666667</text:p>
          </table:table-cell>
          <table:table-cell office:value-type="float" office:value="7.63206666666667" calcext:value-type="float">
            <text:p>7.6320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917" calcext:value-type="float">
            <text:p>191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Jend Sudirman no.77</text:p>
          </table:table-cell>
          <table:table-cell office:value-type="string" calcext:value-type="string">
            <text:p>Dinas pasar</text:p>
          </table:table-cell>
          <table:table-cell office:value-type="float" office:value="421" calcext:value-type="float">
            <text:p>421</text:p>
          </table:table-cell>
          <table:table-cell office:value-type="float" office:value="31444" calcext:value-type="float">
            <text:p>31444</text:p>
          </table:table-cell>
          <table:table-cell office:value-type="float" office:value="37885" calcext:value-type="float">
            <text:p>37885</text:p>
          </table:table-cell>
          <table:table-cell office:value-type="string" calcext:value-type="string">
            <text:p>Sewa - Kota</text:p>
          </table:table-cell>
          <table:table-cell office:value-type="float" office:value="111.524066666667" calcext:value-type="float">
            <text:p>111.524066666667</text:p>
          </table:table-cell>
          <table:table-cell office:value-type="float" office:value="7.63141666666667" calcext:value-type="float">
            <text:p>7.6314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842" calcext:value-type="float">
            <text:p>84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947" calcext:value-type="float">
            <text:p>947</text:p>
          </table:table-cell>
          <table:table-cell table:number-columns-repeated="2"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Hayam Wuruk</text:p>
          </table:table-cell>
          <table:table-cell office:value-type="string" calcext:value-type="string">
            <text:p>Dinas Pasar</text:p>
          </table:table-cell>
          <table:table-cell office:value-type="float" office:value="947" calcext:value-type="float">
            <text:p>947</text:p>
          </table:table-cell>
          <table:table-cell office:value-type="float" office:value="30560" calcext:value-type="float">
            <text:p>30560</text:p>
          </table:table-cell>
          <table:table-cell office:value-type="float" office:value="37723" calcext:value-type="float">
            <text:p>37723</text:p>
          </table:table-cell>
          <table:table-cell/>
          <table:table-cell office:value-type="float" office:value="111.509333333333" calcext:value-type="float">
            <text:p>111.509333333333</text:p>
          </table:table-cell>
          <table:table-cell office:value-type="float" office:value="7.62871666666667" calcext:value-type="float">
            <text:p>7.6287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824" calcext:value-type="float">
            <text:p>82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5872" calcext:value-type="float">
            <text:p>5872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Diponegoro</text:p>
          </table:table-cell>
          <table:table-cell office:value-type="string" calcext:value-type="string">
            <text:p>Dinas Pasar</text:p>
          </table:table-cell>
          <table:table-cell office:value-type="float" office:value="5872" calcext:value-type="float">
            <text:p>5872</text:p>
          </table:table-cell>
          <table:table-cell office:value-type="float" office:value="32095" calcext:value-type="float">
            <text:p>32095</text:p>
          </table:table-cell>
          <table:table-cell office:value-type="float" office:value="37423" calcext:value-type="float">
            <text:p>37423</text:p>
          </table:table-cell>
          <table:table-cell/>
          <table:table-cell office:value-type="float" office:value="111.534916666667" calcext:value-type="float">
            <text:p>111.534916666667</text:p>
          </table:table-cell>
          <table:table-cell office:value-type="float" office:value="7.62371666666667" calcext:value-type="float">
            <text:p>7.6237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084" calcext:value-type="float">
            <text:p>208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ahlawan</text:p>
          </table:table-cell>
          <table:table-cell office:value-type="string" calcext:value-type="string">
            <text:p>Dinas Pasar</text:p>
          </table:table-cell>
          <table:table-cell office:value-type="float" office:value="1320" calcext:value-type="float">
            <text:p>1320</text:p>
          </table:table-cell>
          <table:table-cell office:value-type="float" office:value="31300" calcext:value-type="float">
            <text:p>31300</text:p>
          </table:table-cell>
          <table:table-cell office:value-type="float" office:value="37145" calcext:value-type="float">
            <text:p>37145</text:p>
          </table:table-cell>
          <table:table-cell/>
          <table:table-cell office:value-type="float" office:value="111.521666666667" calcext:value-type="float">
            <text:p>111.521666666667</text:p>
          </table:table-cell>
          <table:table-cell office:value-type="float" office:value="7.61908333333333" calcext:value-type="float">
            <text:p>7.6190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235" calcext:value-type="float">
            <text:p>123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Sedang</text:p>
          </table:table-cell>
          <table:table-cell office:value-type="float" office:value="27024" calcext:value-type="float">
            <text:p>27024</text:p>
          </table:table-cell>
          <table:table-cell office:value-type="string" calcext:value-type="string">
            <text:p>PANDE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JALAN SALAK</text:p>
          </table:table-cell>
          <table:table-cell/>
          <table:table-cell office:value-type="float" office:value="27024" calcext:value-type="float">
            <text:p>27024</text:p>
          </table:table-cell>
          <table:table-cell office:value-type="float" office:value="31910" calcext:value-type="float">
            <text:p>31910</text:p>
          </table:table-cell>
          <table:table-cell office:value-type="float" office:value="38653" calcext:value-type="float">
            <text:p>38653</text:p>
          </table:table-cell>
          <table:table-cell office:value-type="string" calcext:value-type="string">
            <text:p>Sewa Kota</text:p>
          </table:table-cell>
          <table:table-cell office:value-type="float" office:value="111.531833333333" calcext:value-type="float">
            <text:p>111.531833333333</text:p>
          </table:table-cell>
          <table:table-cell office:value-type="float" office:value="7.64421666666667" calcext:value-type="float">
            <text:p>7.6442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362" calcext:value-type="float">
            <text:p>236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Sedang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PANDE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HGB</text:p>
          </table:table-cell>
          <table:table-cell table:number-columns-repeated="2"/>
          <table:table-cell office:value-type="float" office:value="5055" calcext:value-type="float">
            <text:p>5055</text:p>
          </table:table-cell>
          <table:table-cell office:value-type="float" office:value="31836" calcext:value-type="float">
            <text:p>31836</text:p>
          </table:table-cell>
          <table:table-cell office:value-type="float" office:value="38651" calcext:value-type="float">
            <text:p>38651</text:p>
          </table:table-cell>
          <table:table-cell office:value-type="string" calcext:value-type="string">
            <text:p>Sewa Kota</text:p>
          </table:table-cell>
          <table:table-cell office:value-type="float" office:value="111.5306" calcext:value-type="float">
            <text:p>111.5306</text:p>
          </table:table-cell>
          <table:table-cell office:value-type="float" office:value="7.64418333333333" calcext:value-type="float">
            <text:p>7.6441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265" calcext:value-type="float">
            <text:p>226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Sedang</text:p>
          </table:table-cell>
          <table:table-cell office:value-type="float" office:value="87580" calcext:value-type="float">
            <text:p>87580</text:p>
          </table:table-cell>
          <table:table-cell office:value-type="string" calcext:value-type="string">
            <text:p>KLEGEN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JL SLAMET RIYADI DAN JL SETIABUDI</text:p>
          </table:table-cell>
          <table:table-cell office:value-type="string" calcext:value-type="string">
            <text:p>AURI</text:p>
          </table:table-cell>
          <table:table-cell office:value-type="float" office:value="87580" calcext:value-type="float">
            <text:p>87580</text:p>
          </table:table-cell>
          <table:table-cell office:value-type="float" office:value="32380" calcext:value-type="float">
            <text:p>32380</text:p>
          </table:table-cell>
          <table:table-cell office:value-type="float" office:value="37898" calcext:value-type="float">
            <text:p>37898</text:p>
          </table:table-cell>
          <table:table-cell office:value-type="string" calcext:value-type="string">
            <text:p>Sewa Kota</text:p>
          </table:table-cell>
          <table:table-cell office:value-type="float" office:value="111.539666666667" calcext:value-type="float">
            <text:p>111.539666666667</text:p>
          </table:table-cell>
          <table:table-cell office:value-type="float" office:value="7.63163333333333" calcext:value-type="float">
            <text:p>7.63163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536" calcext:value-type="float">
            <text:p>253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Sedang</text:p>
          </table:table-cell>
          <table:table-cell office:value-type="float" office:value="57945" calcext:value-type="float">
            <text:p>57945</text:p>
          </table:table-cell>
          <table:table-cell office:value-type="string" calcext:value-type="string">
            <text:p>KELUN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JL SRI SEDONO DAN JALAN SRI SEDANI</text:p>
          </table:table-cell>
          <table:table-cell office:value-type="string" calcext:value-type="string">
            <text:p>PERUMAHAN</text:p>
          </table:table-cell>
          <table:table-cell office:value-type="float" office:value="57945" calcext:value-type="float">
            <text:p>57945</text:p>
          </table:table-cell>
          <table:table-cell office:value-type="float" office:value="33257" calcext:value-type="float">
            <text:p>33257</text:p>
          </table:table-cell>
          <table:table-cell office:value-type="float" office:value="36147" calcext:value-type="float">
            <text:p>36147</text:p>
          </table:table-cell>
          <table:table-cell office:value-type="string" calcext:value-type="string">
            <text:p>Sewa Kota</text:p>
          </table:table-cell>
          <table:table-cell office:value-type="float" office:value="111.554283333333" calcext:value-type="float">
            <text:p>111.554283333333</text:p>
          </table:table-cell>
          <table:table-cell office:value-type="float" office:value="7.60245" calcext:value-type="float">
            <text:p>7.6024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083" calcext:value-type="float">
            <text:p>508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Sedang</text:p>
          </table:table-cell>
          <table:table-cell office:value-type="float" office:value="16590" calcext:value-type="float">
            <text:p>16590</text:p>
          </table:table-cell>
          <table:table-cell office:value-type="string" calcext:value-type="string">
            <text:p>KELUN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JL SRI SEDONO DAN JALAN SRI SEDANI</text:p>
          </table:table-cell>
          <table:table-cell office:value-type="string" calcext:value-type="string">
            <text:p>PERUMAHAN</text:p>
          </table:table-cell>
          <table:table-cell office:value-type="float" office:value="16590" calcext:value-type="float">
            <text:p>16590</text:p>
          </table:table-cell>
          <table:table-cell office:value-type="float" office:value="33315" calcext:value-type="float">
            <text:p>33315</text:p>
          </table:table-cell>
          <table:table-cell office:value-type="float" office:value="36214" calcext:value-type="float">
            <text:p>36214</text:p>
          </table:table-cell>
          <table:table-cell office:value-type="string" calcext:value-type="string">
            <text:p>Sewa Kota</text:p>
          </table:table-cell>
          <table:table-cell office:value-type="float" office:value="111.55525" calcext:value-type="float">
            <text:p>111.55525</text:p>
          </table:table-cell>
          <table:table-cell office:value-type="float" office:value="7.60356666666667" calcext:value-type="float">
            <text:p>7.6035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100" calcext:value-type="float">
            <text:p>510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KLEGEN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Jl. Hercules</text:p>
          </table:table-cell>
          <table:table-cell office:value-type="string" calcext:value-type="string">
            <text:p>Bagian perlengkapan</text:p>
          </table:table-cell>
          <table:table-cell office:value-type="float" office:value="3614" calcext:value-type="float">
            <text:p>3614</text:p>
          </table:table-cell>
          <table:table-cell office:value-type="float" office:value="32404" calcext:value-type="float">
            <text:p>32404</text:p>
          </table:table-cell>
          <table:table-cell office:value-type="float" office:value="37865" calcext:value-type="float">
            <text:p>37865</text:p>
          </table:table-cell>
          <table:table-cell office:value-type="string" calcext:value-type="string">
            <text:p>Sewa Kota</text:p>
          </table:table-cell>
          <table:table-cell office:value-type="float" office:value="111.540066666667" calcext:value-type="float">
            <text:p>111.540066666667</text:p>
          </table:table-cell>
          <table:table-cell office:value-type="float" office:value="7.63108333333333" calcext:value-type="float">
            <text:p>7.6310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574" calcext:value-type="float">
            <text:p>257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87580" calcext:value-type="float">
            <text:p>87580</text:p>
          </table:table-cell>
          <table:table-cell office:value-type="string" calcext:value-type="string">
            <text:p>KLEGEN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Jl. Dr. setia Budi - Slamet Riadi</text:p>
          </table:table-cell>
          <table:table-cell office:value-type="string" calcext:value-type="string">
            <text:p>Bagian perlengkapan</text:p>
          </table:table-cell>
          <table:table-cell office:value-type="float" office:value="87580" calcext:value-type="float">
            <text:p>87580</text:p>
          </table:table-cell>
          <table:table-cell office:value-type="float" office:value="32516" calcext:value-type="float">
            <text:p>32516</text:p>
          </table:table-cell>
          <table:table-cell office:value-type="float" office:value="38002" calcext:value-type="float">
            <text:p>38002</text:p>
          </table:table-cell>
          <table:table-cell/>
          <table:table-cell office:value-type="float" office:value="111.541933333333" calcext:value-type="float">
            <text:p>111.541933333333</text:p>
          </table:table-cell>
          <table:table-cell office:value-type="float" office:value="7.63336666666667" calcext:value-type="float">
            <text:p>7.6333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811" calcext:value-type="float">
            <text:p>281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DE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HGB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31942" calcext:value-type="float">
            <text:p>31942</text:p>
          </table:table-cell>
          <table:table-cell office:value-type="float" office:value="38652" calcext:value-type="float">
            <text:p>38652</text:p>
          </table:table-cell>
          <table:table-cell office:value-type="string" calcext:value-type="string">
            <text:p>Pakai PasarKota</text:p>
          </table:table-cell>
          <table:table-cell office:value-type="float" office:value="111.532366666667" calcext:value-type="float">
            <text:p>111.532366666667</text:p>
          </table:table-cell>
          <table:table-cell office:value-type="float" office:value="7.6442" calcext:value-type="float">
            <text:p>7.6442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402" calcext:value-type="float">
            <text:p>240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55157" calcext:value-type="float">
            <text:p>55157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PL</text:p>
          </table:table-cell>
          <table:table-cell office:value-type="string" calcext:value-type="string">
            <text:p>Jl. Pelita Tama</text:p>
          </table:table-cell>
          <table:table-cell office:value-type="string" calcext:value-type="string">
            <text:p>DKK</text:p>
          </table:table-cell>
          <table:table-cell office:value-type="float" office:value="55157" calcext:value-type="float">
            <text:p>55157</text:p>
          </table:table-cell>
          <table:table-cell office:value-type="float" office:value="32148" calcext:value-type="float">
            <text:p>32148</text:p>
          </table:table-cell>
          <table:table-cell office:value-type="float" office:value="37365" calcext:value-type="float">
            <text:p>37365</text:p>
          </table:table-cell>
          <table:table-cell office:value-type="string" calcext:value-type="string">
            <text:p>Pakai PasarKota</text:p>
          </table:table-cell>
          <table:table-cell office:value-type="float" office:value="111.5358" calcext:value-type="float">
            <text:p>111.5358</text:p>
          </table:table-cell>
          <table:table-cell office:value-type="float" office:value="7.62275" calcext:value-type="float">
            <text:p>7.6227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209" calcext:value-type="float">
            <text:p>220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PANDE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HPL</text:p>
          </table:table-cell>
          <table:table-cell office:value-type="string" calcext:value-type="string">
            <text:p>Jl. Kutai-Agus Salim</text:p>
          </table:table-cell>
          <table:table-cell/>
          <table:table-cell office:value-type="float" office:value="1531" calcext:value-type="float">
            <text:p>1531</text:p>
          </table:table-cell>
          <table:table-cell office:value-type="float" office:value="31042" calcext:value-type="float">
            <text:p>31042</text:p>
          </table:table-cell>
          <table:table-cell office:value-type="float" office:value="37877" calcext:value-type="float">
            <text:p>37877</text:p>
          </table:table-cell>
          <table:table-cell office:value-type="string" calcext:value-type="string">
            <text:p>Pakai PasarKota</text:p>
          </table:table-cell>
          <table:table-cell office:value-type="float" office:value="111.517366666667" calcext:value-type="float">
            <text:p>111.517366666667</text:p>
          </table:table-cell>
          <table:table-cell office:value-type="float" office:value="7.63128333333333" calcext:value-type="float">
            <text:p>7.6312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PANDE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HPL</text:p>
          </table:table-cell>
          <table:table-cell office:value-type="string" calcext:value-type="string">
            <text:p>Jl. Musi</text:p>
          </table:table-cell>
          <table:table-cell office:value-type="string" calcext:value-type="string">
            <text:p>Pandean</text:p>
          </table:table-cell>
          <table:table-cell office:value-type="float" office:value="865" calcext:value-type="float">
            <text:p>865</text:p>
          </table:table-cell>
          <table:table-cell office:value-type="float" office:value="31114" calcext:value-type="float">
            <text:p>31114</text:p>
          </table:table-cell>
          <table:table-cell office:value-type="float" office:value="38391" calcext:value-type="float">
            <text:p>38391</text:p>
          </table:table-cell>
          <table:table-cell office:value-type="string" calcext:value-type="string">
            <text:p>Pakai PasarKota</text:p>
          </table:table-cell>
          <table:table-cell office:value-type="float" office:value="111.518566666667" calcext:value-type="float">
            <text:p>111.518566666667</text:p>
          </table:table-cell>
          <table:table-cell office:value-type="float" office:value="7.63985" calcext:value-type="float">
            <text:p>7.6398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213" calcext:value-type="float">
            <text:p>121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3720" calcext:value-type="float">
            <text:p>3720</text:p>
          </table:table-cell>
          <table:table-cell table:number-columns-repeated="2" office:value-type="string" calcext:value-type="string">
            <text:p>MANGUHARJO</text:p>
          </table:table-cell>
          <table:table-cell office:value-type="string" calcext:value-type="string">
            <text:p>MILIK</text:p>
          </table:table-cell>
          <table:table-cell office:value-type="string" calcext:value-type="string">
            <text:p>Blok Jatengan Kidul</text:p>
          </table:table-cell>
          <table:table-cell office:value-type="string" calcext:value-type="string">
            <text:p>Manguharjo</text:p>
          </table:table-cell>
          <table:table-cell office:value-type="float" office:value="3720" calcext:value-type="float">
            <text:p>3720</text:p>
          </table:table-cell>
          <table:table-cell office:value-type="float" office:value="30411" calcext:value-type="float">
            <text:p>30411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Pakai PasarKota</text:p>
          </table:table-cell>
          <table:table-cell office:value-type="float" office:value="111.50685" calcext:value-type="float">
            <text:p>111.50685</text:p>
          </table:table-cell>
          <table:table-cell office:value-type="float" office:value="7.63315" calcext:value-type="float">
            <text:p>7.6331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186" calcext:value-type="float">
            <text:p>118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3775" calcext:value-type="float">
            <text:p>3775</text:p>
          </table:table-cell>
          <table:table-cell table:number-columns-repeated="2" office:value-type="string" calcext:value-type="string">
            <text:p>MANGUHARJO</text:p>
          </table:table-cell>
          <table:table-cell office:value-type="string" calcext:value-type="string">
            <text:p>MILIK</text:p>
          </table:table-cell>
          <table:table-cell office:value-type="string" calcext:value-type="string">
            <text:p>Blok Jatengan Kidul</text:p>
          </table:table-cell>
          <table:table-cell office:value-type="string" calcext:value-type="string">
            <text:p>Manguharjo</text:p>
          </table:table-cell>
          <table:table-cell office:value-type="float" office:value="3775" calcext:value-type="float">
            <text:p>3775</text:p>
          </table:table-cell>
          <table:table-cell office:value-type="float" office:value="30322" calcext:value-type="float">
            <text:p>30322</text:p>
          </table:table-cell>
          <table:table-cell office:value-type="float" office:value="37975" calcext:value-type="float">
            <text:p>37975</text:p>
          </table:table-cell>
          <table:table-cell office:value-type="string" calcext:value-type="string">
            <text:p>Pakai PasarKota</text:p>
          </table:table-cell>
          <table:table-cell office:value-type="float" office:value="111.505366666667" calcext:value-type="float">
            <text:p>111.505366666667</text:p>
          </table:table-cell>
          <table:table-cell office:value-type="float" office:value="7.63291666666667" calcext:value-type="float">
            <text:p>7.6329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330" calcext:value-type="float">
            <text:p>133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BPKAD</text:p>
          </table:table-cell>
          <table:table-cell office:value-type="float" office:value="150" calcext:value-type="float">
            <text:p>150</text:p>
          </table:table-cell>
          <table:table-cell office:value-type="float" office:value="111.52578" calcext:value-type="float">
            <text:p>111.52578</text:p>
          </table:table-cell>
          <table:table-cell office:value-type="float" office:value="-7.623174" calcext:value-type="float">
            <text:p>-7.623174</text:p>
          </table:table-cell>
          <table:table-cell office:value-type="string" calcext:value-type="string">
            <text:p>Sewa - Kabupaten</text:p>
          </table:table-cell>
          <table:table-cell office:value-type="float" office:value="111.52578" calcext:value-type="float">
            <text:p>111.52578</text:p>
          </table:table-cell>
          <table:table-cell office:value-type="float" office:value="7.623174" calcext:value-type="float">
            <text:p>7.62317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188" calcext:value-type="float">
            <text:p>118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BPKAD</text:p>
          </table:table-cell>
          <table:table-cell office:value-type="float" office:value="100" calcext:value-type="float">
            <text:p>100</text:p>
          </table:table-cell>
          <table:table-cell office:value-type="float" office:value="111.658034" calcext:value-type="float">
            <text:p>111.658034</text:p>
          </table:table-cell>
          <table:table-cell office:value-type="float" office:value="-7.548136" calcext:value-type="float">
            <text:p>-7.548136</text:p>
          </table:table-cell>
          <table:table-cell office:value-type="string" calcext:value-type="string">
            <text:p>Sewa - Kabupaten</text:p>
          </table:table-cell>
          <table:table-cell office:value-type="float" office:value="111.658034" calcext:value-type="float">
            <text:p>111.658034</text:p>
          </table:table-cell>
          <table:table-cell office:value-type="float" office:value="7.548136" calcext:value-type="float">
            <text:p>7.548136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7982" calcext:value-type="float">
            <text:p>1798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Ruko</text:p>
          </table:table-cell>
          <table:table-cell office:value-type="float" office:value="2000" calcext:value-type="float">
            <text:p>2000</text:p>
          </table:table-cell>
          <table:table-cell office:value-type="float" office:value="111.515217" calcext:value-type="float">
            <text:p>111.515217</text:p>
          </table:table-cell>
          <table:table-cell office:value-type="float" office:value="-7.624166" calcext:value-type="float">
            <text:p>-7.624166</text:p>
          </table:table-cell>
          <table:table-cell office:value-type="string" calcext:value-type="string">
            <text:p>Sewa - Kabupaten</text:p>
          </table:table-cell>
          <table:table-cell office:value-type="float" office:value="111.515217" calcext:value-type="float">
            <text:p>111.515217</text:p>
          </table:table-cell>
          <table:table-cell office:value-type="float" office:value="7.624166" calcext:value-type="float">
            <text:p>7.624166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Kantor</text:p>
          </table:table-cell>
          <table:table-cell office:value-type="float" office:value="70" calcext:value-type="float">
            <text:p>70</text:p>
          </table:table-cell>
          <table:table-cell office:value-type="float" office:value="111.661205" calcext:value-type="float">
            <text:p>111.661205</text:p>
          </table:table-cell>
          <table:table-cell office:value-type="float" office:value="-7.548428" calcext:value-type="float">
            <text:p>-7.548428</text:p>
          </table:table-cell>
          <table:table-cell office:value-type="string" calcext:value-type="string">
            <text:p>Sewa - Kabupaten</text:p>
          </table:table-cell>
          <table:table-cell office:value-type="float" office:value="111.661205" calcext:value-type="float">
            <text:p>111.661205</text:p>
          </table:table-cell>
          <table:table-cell office:value-type="float" office:value="7.548428" calcext:value-type="float">
            <text:p>7.548428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8269" calcext:value-type="float">
            <text:p>1826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MOJOREJO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Mastrip - Letjen. Haryono</text:p>
          </table:table-cell>
          <table:table-cell office:value-type="string" calcext:value-type="string">
            <text:p>dinas pasar</text:p>
          </table:table-cell>
          <table:table-cell office:value-type="float" office:value="1150" calcext:value-type="float">
            <text:p>1150</text:p>
          </table:table-cell>
          <table:table-cell office:value-type="float" office:value="31958" calcext:value-type="float">
            <text:p>31958</text:p>
          </table:table-cell>
          <table:table-cell office:value-type="float" office:value="37972" calcext:value-type="float">
            <text:p>37972</text:p>
          </table:table-cell>
          <table:table-cell office:value-type="string" calcext:value-type="string">
            <text:p>Pakai PasarKota</text:p>
          </table:table-cell>
          <table:table-cell office:value-type="float" office:value="111.532633333333" calcext:value-type="float">
            <text:p>111.532633333333</text:p>
          </table:table-cell>
          <table:table-cell office:value-type="float" office:value="7.63286666666667" calcext:value-type="float">
            <text:p>7.6328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795" calcext:value-type="float">
            <text:p>179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EMANG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alan mangkuprajan gang VI</text:p>
          </table:table-cell>
          <table:table-cell office:value-type="string" calcext:value-type="string">
            <text:p>Demangan</text:p>
          </table:table-cell>
          <table:table-cell/>
          <table:table-cell office:value-type="float" office:value="31454" calcext:value-type="float">
            <text:p>31454</text:p>
          </table:table-cell>
          <table:table-cell office:value-type="float" office:value="39140" calcext:value-type="float">
            <text:p>39140</text:p>
          </table:table-cell>
          <table:table-cell office:value-type="string" calcext:value-type="string">
            <text:p>Pakai Sawah</text:p>
          </table:table-cell>
          <table:table-cell office:value-type="float" office:value="111.524233333333" calcext:value-type="float">
            <text:p>111.524233333333</text:p>
          </table:table-cell>
          <table:table-cell office:value-type="float" office:value="7.65233333333333" calcext:value-type="float">
            <text:p>7.65233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712" calcext:value-type="float">
            <text:p>271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14610" calcext:value-type="float">
            <text:p>14610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Let. Jend. S. Parman</text:p>
          </table:table-cell>
          <table:table-cell office:value-type="string" calcext:value-type="string">
            <text:p>Kecamatan Kartoharjo</text:p>
          </table:table-cell>
          <table:table-cell office:value-type="float" office:value="14610" calcext:value-type="float">
            <text:p>14610</text:p>
          </table:table-cell>
          <table:table-cell office:value-type="float" office:value="32042" calcext:value-type="float">
            <text:p>32042</text:p>
          </table:table-cell>
          <table:table-cell office:value-type="float" office:value="37347" calcext:value-type="float">
            <text:p>37347</text:p>
          </table:table-cell>
          <table:table-cell/>
          <table:table-cell office:value-type="float" office:value="111.534033333333" calcext:value-type="float">
            <text:p>111.534033333333</text:p>
          </table:table-cell>
          <table:table-cell office:value-type="float" office:value="7.62245" calcext:value-type="float">
            <text:p>7.6224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037" calcext:value-type="float">
            <text:p>203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Oro-oro Ombo</text:p>
          </table:table-cell>
          <table:table-cell office:value-type="float" office:value="3565" calcext:value-type="float">
            <text:p>3565</text:p>
          </table:table-cell>
          <table:table-cell office:value-type="float" office:value="32109" calcext:value-type="float">
            <text:p>32109</text:p>
          </table:table-cell>
          <table:table-cell office:value-type="float" office:value="37365" calcext:value-type="float">
            <text:p>37365</text:p>
          </table:table-cell>
          <table:table-cell/>
          <table:table-cell office:value-type="float" office:value="111.53515" calcext:value-type="float">
            <text:p>111.53515</text:p>
          </table:table-cell>
          <table:table-cell office:value-type="float" office:value="7.62275" calcext:value-type="float">
            <text:p>7.6227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141" calcext:value-type="float">
            <text:p>214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elitatama</text:p>
          </table:table-cell>
          <table:table-cell office:value-type="string" calcext:value-type="string">
            <text:p>Oro-oro Ombo</text:p>
          </table:table-cell>
          <table:table-cell office:value-type="float" office:value="3045" calcext:value-type="float">
            <text:p>3045</text:p>
          </table:table-cell>
          <table:table-cell office:value-type="float" office:value="32109" calcext:value-type="float">
            <text:p>32109</text:p>
          </table:table-cell>
          <table:table-cell office:value-type="float" office:value="37351" calcext:value-type="float">
            <text:p>37351</text:p>
          </table:table-cell>
          <table:table-cell/>
          <table:table-cell office:value-type="float" office:value="111.53515" calcext:value-type="float">
            <text:p>111.53515</text:p>
          </table:table-cell>
          <table:table-cell office:value-type="float" office:value="7.62251666666667" calcext:value-type="float">
            <text:p>7.6225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150" calcext:value-type="float">
            <text:p>215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3987" calcext:value-type="float">
            <text:p>3987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elitatama</text:p>
          </table:table-cell>
          <table:table-cell office:value-type="string" calcext:value-type="string">
            <text:p>Oro-oro Ombo</text:p>
          </table:table-cell>
          <table:table-cell office:value-type="float" office:value="3987" calcext:value-type="float">
            <text:p>3987</text:p>
          </table:table-cell>
          <table:table-cell office:value-type="float" office:value="32202" calcext:value-type="float">
            <text:p>32202</text:p>
          </table:table-cell>
          <table:table-cell office:value-type="float" office:value="37348" calcext:value-type="float">
            <text:p>37348</text:p>
          </table:table-cell>
          <table:table-cell/>
          <table:table-cell office:value-type="float" office:value="111.5367" calcext:value-type="float">
            <text:p>111.5367</text:p>
          </table:table-cell>
          <table:table-cell office:value-type="float" office:value="7.62246666666667" calcext:value-type="float">
            <text:p>7.6224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elitatama</text:p>
          </table:table-cell>
          <table:table-cell office:value-type="string" calcext:value-type="string">
            <text:p>Oro-oro Ombo</text:p>
          </table:table-cell>
          <table:table-cell office:value-type="float" office:value="4105" calcext:value-type="float">
            <text:p>4105</text:p>
          </table:table-cell>
          <table:table-cell office:value-type="float" office:value="32203" calcext:value-type="float">
            <text:p>32203</text:p>
          </table:table-cell>
          <table:table-cell office:value-type="float" office:value="37360" calcext:value-type="float">
            <text:p>37360</text:p>
          </table:table-cell>
          <table:table-cell/>
          <table:table-cell office:value-type="float" office:value="111.536716666667" calcext:value-type="float">
            <text:p>111.536716666667</text:p>
          </table:table-cell>
          <table:table-cell office:value-type="float" office:value="7.62266666666667" calcext:value-type="float">
            <text:p>7.6226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308" calcext:value-type="float">
            <text:p>230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4135" calcext:value-type="float">
            <text:p>4135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Oro-oro Ombo</text:p>
          </table:table-cell>
          <table:table-cell office:value-type="float" office:value="4135" calcext:value-type="float">
            <text:p>4135</text:p>
          </table:table-cell>
          <table:table-cell office:value-type="float" office:value="32204" calcext:value-type="float">
            <text:p>32204</text:p>
          </table:table-cell>
          <table:table-cell office:value-type="float" office:value="37371" calcext:value-type="float">
            <text:p>37371</text:p>
          </table:table-cell>
          <table:table-cell/>
          <table:table-cell office:value-type="float" office:value="111.536733333333" calcext:value-type="float">
            <text:p>111.536733333333</text:p>
          </table:table-cell>
          <table:table-cell office:value-type="float" office:value="7.62285" calcext:value-type="float">
            <text:p>7.6228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304" calcext:value-type="float">
            <text:p>230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3840" calcext:value-type="float">
            <text:p>3840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elitatama</text:p>
          </table:table-cell>
          <table:table-cell office:value-type="string" calcext:value-type="string">
            <text:p>Oro-oro Ombo</text:p>
          </table:table-cell>
          <table:table-cell office:value-type="float" office:value="3840" calcext:value-type="float">
            <text:p>3840</text:p>
          </table:table-cell>
          <table:table-cell office:value-type="float" office:value="32111" calcext:value-type="float">
            <text:p>32111</text:p>
          </table:table-cell>
          <table:table-cell office:value-type="float" office:value="37338" calcext:value-type="float">
            <text:p>37338</text:p>
          </table:table-cell>
          <table:table-cell/>
          <table:table-cell office:value-type="float" office:value="111.535183333333" calcext:value-type="float">
            <text:p>111.535183333333</text:p>
          </table:table-cell>
          <table:table-cell office:value-type="float" office:value="7.6223" calcext:value-type="float">
            <text:p>7.622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162" calcext:value-type="float">
            <text:p>216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elitatama</text:p>
          </table:table-cell>
          <table:table-cell office:value-type="string" calcext:value-type="string">
            <text:p>Oro-oro Ombo</text:p>
          </table:table-cell>
          <table:table-cell office:value-type="float" office:value="380" calcext:value-type="float">
            <text:p>380</text:p>
          </table:table-cell>
          <table:table-cell office:value-type="float" office:value="32117" calcext:value-type="float">
            <text:p>32117</text:p>
          </table:table-cell>
          <table:table-cell office:value-type="float" office:value="37327" calcext:value-type="float">
            <text:p>37327</text:p>
          </table:table-cell>
          <table:table-cell/>
          <table:table-cell office:value-type="float" office:value="111.535283333333" calcext:value-type="float">
            <text:p>111.535283333333</text:p>
          </table:table-cell>
          <table:table-cell office:value-type="float" office:value="7.62211666666667" calcext:value-type="float">
            <text:p>7.6221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179" calcext:value-type="float">
            <text:p>2179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PILANGBANG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ilang Makmur</text:p>
          </table:table-cell>
          <table:table-cell office:value-type="string" calcext:value-type="string">
            <text:p>Pilangbango</text:p>
          </table:table-cell>
          <table:table-cell office:value-type="float" office:value="3580" calcext:value-type="float">
            <text:p>3580</text:p>
          </table:table-cell>
          <table:table-cell office:value-type="float" office:value="32496" calcext:value-type="float">
            <text:p>32496</text:p>
          </table:table-cell>
          <table:table-cell office:value-type="float" office:value="37316" calcext:value-type="float">
            <text:p>37316</text:p>
          </table:table-cell>
          <table:table-cell/>
          <table:table-cell office:value-type="float" office:value="111.5416" calcext:value-type="float">
            <text:p>111.5416</text:p>
          </table:table-cell>
          <table:table-cell office:value-type="float" office:value="7.62193333333333" calcext:value-type="float">
            <text:p>7.62193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847" calcext:value-type="float">
            <text:p>284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4865" calcext:value-type="float">
            <text:p>4865</text:p>
          </table:table-cell>
          <table:table-cell office:value-type="string" calcext:value-type="string">
            <text:p>REJOMULY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Sedana Mulyo</text:p>
          </table:table-cell>
          <table:table-cell office:value-type="string" calcext:value-type="string">
            <text:p>Rejomulyo</text:p>
          </table:table-cell>
          <table:table-cell office:value-type="float" office:value="4865" calcext:value-type="float">
            <text:p>4865</text:p>
          </table:table-cell>
          <table:table-cell office:value-type="float" office:value="32542" calcext:value-type="float">
            <text:p>32542</text:p>
          </table:table-cell>
          <table:table-cell office:value-type="float" office:value="37348" calcext:value-type="float">
            <text:p>37348</text:p>
          </table:table-cell>
          <table:table-cell/>
          <table:table-cell office:value-type="float" office:value="111.542366666667" calcext:value-type="float">
            <text:p>111.542366666667</text:p>
          </table:table-cell>
          <table:table-cell office:value-type="float" office:value="7.62246666666667" calcext:value-type="float">
            <text:p>7.6224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5150" calcext:value-type="float">
            <text:p>5150</text:p>
          </table:table-cell>
          <table:table-cell office:value-type="string" calcext:value-type="string">
            <text:p>REJOMULY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Sadana mulyo</text:p>
          </table:table-cell>
          <table:table-cell office:value-type="string" calcext:value-type="string">
            <text:p>Rejomulyo</text:p>
          </table:table-cell>
          <table:table-cell office:value-type="float" office:value="5150" calcext:value-type="float">
            <text:p>5150</text:p>
          </table:table-cell>
          <table:table-cell office:value-type="float" office:value="32429" calcext:value-type="float">
            <text:p>32429</text:p>
          </table:table-cell>
          <table:table-cell office:value-type="float" office:value="37338" calcext:value-type="float">
            <text:p>37338</text:p>
          </table:table-cell>
          <table:table-cell/>
          <table:table-cell office:value-type="float" office:value="111.540483333333" calcext:value-type="float">
            <text:p>111.540483333333</text:p>
          </table:table-cell>
          <table:table-cell office:value-type="float" office:value="7.6223" calcext:value-type="float">
            <text:p>7.622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717" calcext:value-type="float">
            <text:p>271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9460" calcext:value-type="float">
            <text:p>9460</text:p>
          </table:table-cell>
          <table:table-cell office:value-type="string" calcext:value-type="string">
            <text:p>REJOMULY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Rejomulyo</text:p>
          </table:table-cell>
          <table:table-cell office:value-type="float" office:value="9460" calcext:value-type="float">
            <text:p>9460</text:p>
          </table:table-cell>
          <table:table-cell office:value-type="float" office:value="32448" calcext:value-type="float">
            <text:p>32448</text:p>
          </table:table-cell>
          <table:table-cell office:value-type="float" office:value="37324" calcext:value-type="float">
            <text:p>37324</text:p>
          </table:table-cell>
          <table:table-cell/>
          <table:table-cell office:value-type="float" office:value="111.5408" calcext:value-type="float">
            <text:p>111.5408</text:p>
          </table:table-cell>
          <table:table-cell office:value-type="float" office:value="7.62206666666667" calcext:value-type="float">
            <text:p>7.6220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758" calcext:value-type="float">
            <text:p>275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8740" calcext:value-type="float">
            <text:p>8740</text:p>
          </table:table-cell>
          <table:table-cell office:value-type="string" calcext:value-type="string">
            <text:p>REJOMULY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Rejomulyo</text:p>
          </table:table-cell>
          <table:table-cell office:value-type="float" office:value="8740" calcext:value-type="float">
            <text:p>8740</text:p>
          </table:table-cell>
          <table:table-cell office:value-type="float" office:value="32566" calcext:value-type="float">
            <text:p>32566</text:p>
          </table:table-cell>
          <table:table-cell office:value-type="float" office:value="37368" calcext:value-type="float">
            <text:p>37368</text:p>
          </table:table-cell>
          <table:table-cell/>
          <table:table-cell office:value-type="float" office:value="111.542766666667" calcext:value-type="float">
            <text:p>111.542766666667</text:p>
          </table:table-cell>
          <table:table-cell office:value-type="float" office:value="7.6228" calcext:value-type="float">
            <text:p>7.6228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946" calcext:value-type="float">
            <text:p>294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KLEGEN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Husni Thamrin Gg Sri Gading</text:p>
          </table:table-cell>
          <table:table-cell office:value-type="string" calcext:value-type="string">
            <text:p>Klegen</text:p>
          </table:table-cell>
          <table:table-cell office:value-type="float" office:value="335" calcext:value-type="float">
            <text:p>335</text:p>
          </table:table-cell>
          <table:table-cell office:value-type="float" office:value="31974" calcext:value-type="float">
            <text:p>31974</text:p>
          </table:table-cell>
          <table:table-cell office:value-type="float" office:value="37654" calcext:value-type="float">
            <text:p>37654</text:p>
          </table:table-cell>
          <table:table-cell/>
          <table:table-cell office:value-type="float" office:value="111.5329" calcext:value-type="float">
            <text:p>111.5329</text:p>
          </table:table-cell>
          <table:table-cell office:value-type="float" office:value="7.62756666666667" calcext:value-type="float">
            <text:p>7.6275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782" calcext:value-type="float">
            <text:p>178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Sumatra No. 22</text:p>
          </table:table-cell>
          <table:table-cell office:value-type="string" calcext:value-type="string">
            <text:p>Bagian perlengkapan</text:p>
          </table:table-cell>
          <table:table-cell office:value-type="float" office:value="1192" calcext:value-type="float">
            <text:p>1192</text:p>
          </table:table-cell>
          <table:table-cell office:value-type="float" office:value="31369" calcext:value-type="float">
            <text:p>31369</text:p>
          </table:table-cell>
          <table:table-cell office:value-type="float" office:value="37254" calcext:value-type="float">
            <text:p>37254</text:p>
          </table:table-cell>
          <table:table-cell/>
          <table:table-cell office:value-type="float" office:value="111.522816666667" calcext:value-type="float">
            <text:p>111.522816666667</text:p>
          </table:table-cell>
          <table:table-cell office:value-type="float" office:value="7.6209" calcext:value-type="float">
            <text:p>7.6209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126" calcext:value-type="float">
            <text:p>112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Sumatra No. 20</text:p>
          </table:table-cell>
          <table:table-cell office:value-type="string" calcext:value-type="string">
            <text:p>Bagian Umum</text:p>
          </table:table-cell>
          <table:table-cell office:value-type="float" office:value="1217" calcext:value-type="float">
            <text:p>1217</text:p>
          </table:table-cell>
          <table:table-cell office:value-type="float" office:value="31360" calcext:value-type="float">
            <text:p>31360</text:p>
          </table:table-cell>
          <table:table-cell office:value-type="float" office:value="37246" calcext:value-type="float">
            <text:p>37246</text:p>
          </table:table-cell>
          <table:table-cell/>
          <table:table-cell office:value-type="float" office:value="111.522666666667" calcext:value-type="float">
            <text:p>111.522666666667</text:p>
          </table:table-cell>
          <table:table-cell office:value-type="float" office:value="7.62076666666667" calcext:value-type="float">
            <text:p>7.6207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128" calcext:value-type="float">
            <text:p>112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JOSEN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MILIK</text:p>
          </table:table-cell>
          <table:table-cell office:value-type="string" calcext:value-type="string">
            <text:p>Sawah Blok Serandu</text:p>
          </table:table-cell>
          <table:table-cell office:value-type="string" calcext:value-type="string">
            <text:p>Josenan</text:p>
          </table:table-cell>
          <table:table-cell office:value-type="float" office:value="5700" calcext:value-type="float">
            <text:p>5700</text:p>
          </table:table-cell>
          <table:table-cell office:value-type="float" office:value="30473" calcext:value-type="float">
            <text:p>30473</text:p>
          </table:table-cell>
          <table:table-cell office:value-type="float" office:value="40297" calcext:value-type="float">
            <text:p>40297</text:p>
          </table:table-cell>
          <table:table-cell/>
          <table:table-cell office:value-type="float" office:value="111.507883333333" calcext:value-type="float">
            <text:p>111.507883333333</text:p>
          </table:table-cell>
          <table:table-cell office:value-type="float" office:value="7.67161666666667" calcext:value-type="float">
            <text:p>7.6716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4831" calcext:value-type="float">
            <text:p>483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BPKAD</text:p>
          </table:table-cell>
          <table:table-cell office:value-type="float" office:value="2000" calcext:value-type="float">
            <text:p>2000</text:p>
          </table:table-cell>
          <table:table-cell office:value-type="float" office:value="111.654082" calcext:value-type="float">
            <text:p>111.654082</text:p>
          </table:table-cell>
          <table:table-cell office:value-type="float" office:value="-7.545293" calcext:value-type="float">
            <text:p>-7.545293</text:p>
          </table:table-cell>
          <table:table-cell office:value-type="string" calcext:value-type="string">
            <text:p>Sewa - Kabupaten</text:p>
          </table:table-cell>
          <table:table-cell office:value-type="float" office:value="111.654082" calcext:value-type="float">
            <text:p>111.654082</text:p>
          </table:table-cell>
          <table:table-cell office:value-type="float" office:value="7.545293" calcext:value-type="float">
            <text:p>7.54529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7770" calcext:value-type="float">
            <text:p>1777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PATIHAN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awah</text:p>
          </table:table-cell>
          <table:table-cell office:value-type="string" calcext:value-type="string">
            <text:p>Patihan</text:p>
          </table:table-cell>
          <table:table-cell office:value-type="float" office:value="3220" calcext:value-type="float">
            <text:p>3220</text:p>
          </table:table-cell>
          <table:table-cell office:value-type="float" office:value="32214" calcext:value-type="float">
            <text:p>32214</text:p>
          </table:table-cell>
          <table:table-cell office:value-type="float" office:value="36285" calcext:value-type="float">
            <text:p>36285</text:p>
          </table:table-cell>
          <table:table-cell/>
          <table:table-cell office:value-type="float" office:value="111.5369" calcext:value-type="float">
            <text:p>111.5369</text:p>
          </table:table-cell>
          <table:table-cell office:value-type="float" office:value="7.60475" calcext:value-type="float">
            <text:p>7.6047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497" calcext:value-type="float">
            <text:p>349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6271" calcext:value-type="float">
            <text:p>6271</text:p>
          </table:table-cell>
          <table:table-cell office:value-type="string" calcext:value-type="string">
            <text:p>NGEGONG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awah</text:p>
          </table:table-cell>
          <table:table-cell office:value-type="string" calcext:value-type="string">
            <text:p>Manguharjo</text:p>
          </table:table-cell>
          <table:table-cell office:value-type="float" office:value="6271" calcext:value-type="float">
            <text:p>6271</text:p>
          </table:table-cell>
          <table:table-cell office:value-type="float" office:value="31041" calcext:value-type="float">
            <text:p>31041</text:p>
          </table:table-cell>
          <table:table-cell office:value-type="float" office:value="36302" calcext:value-type="float">
            <text:p>36302</text:p>
          </table:table-cell>
          <table:table-cell/>
          <table:table-cell office:value-type="float" office:value="111.51735" calcext:value-type="float">
            <text:p>111.51735</text:p>
          </table:table-cell>
          <table:table-cell office:value-type="float" office:value="7.60503333333333" calcext:value-type="float">
            <text:p>7.60503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675" calcext:value-type="float">
            <text:p>267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2630" calcext:value-type="float">
            <text:p>2630</text:p>
          </table:table-cell>
          <table:table-cell office:value-type="string" calcext:value-type="string">
            <text:p>NGEGONG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awah</text:p>
          </table:table-cell>
          <table:table-cell office:value-type="string" calcext:value-type="string">
            <text:p>Manguharjo</text:p>
          </table:table-cell>
          <table:table-cell office:value-type="float" office:value="2630" calcext:value-type="float">
            <text:p>2630</text:p>
          </table:table-cell>
          <table:table-cell office:value-type="float" office:value="30863" calcext:value-type="float">
            <text:p>30863</text:p>
          </table:table-cell>
          <table:table-cell office:value-type="float" office:value="36235" calcext:value-type="float">
            <text:p>36235</text:p>
          </table:table-cell>
          <table:table-cell/>
          <table:table-cell office:value-type="float" office:value="111.514383333333" calcext:value-type="float">
            <text:p>111.514383333333</text:p>
          </table:table-cell>
          <table:table-cell office:value-type="float" office:value="7.60391666666667" calcext:value-type="float">
            <text:p>7.6039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811" calcext:value-type="float">
            <text:p>281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3176" calcext:value-type="float">
            <text:p>3176</text:p>
          </table:table-cell>
          <table:table-cell office:value-type="string" calcext:value-type="string">
            <text:p>SOGATEN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awah</text:p>
          </table:table-cell>
          <table:table-cell office:value-type="string" calcext:value-type="string">
            <text:p>Sogaten</text:p>
          </table:table-cell>
          <table:table-cell office:value-type="float" office:value="3176" calcext:value-type="float">
            <text:p>3176</text:p>
          </table:table-cell>
          <table:table-cell office:value-type="float" office:value="31180" calcext:value-type="float">
            <text:p>31180</text:p>
          </table:table-cell>
          <table:table-cell office:value-type="float" office:value="36064" calcext:value-type="float">
            <text:p>36064</text:p>
          </table:table-cell>
          <table:table-cell/>
          <table:table-cell office:value-type="float" office:value="111.519666666667" calcext:value-type="float">
            <text:p>111.519666666667</text:p>
          </table:table-cell>
          <table:table-cell office:value-type="float" office:value="7.60106666666667" calcext:value-type="float">
            <text:p>7.6010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131" calcext:value-type="float">
            <text:p>313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5720" calcext:value-type="float">
            <text:p>5720</text:p>
          </table:table-cell>
          <table:table-cell table:number-columns-repeated="2"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awah</text:p>
          </table:table-cell>
          <table:table-cell office:value-type="string" calcext:value-type="string">
            <text:p>Manguharjo</text:p>
          </table:table-cell>
          <table:table-cell office:value-type="float" office:value="5720" calcext:value-type="float">
            <text:p>5720</text:p>
          </table:table-cell>
          <table:table-cell office:value-type="float" office:value="30204" calcext:value-type="float">
            <text:p>30204</text:p>
          </table:table-cell>
          <table:table-cell office:value-type="float" office:value="37264" calcext:value-type="float">
            <text:p>37264</text:p>
          </table:table-cell>
          <table:table-cell/>
          <table:table-cell office:value-type="float" office:value="111.5034" calcext:value-type="float">
            <text:p>111.5034</text:p>
          </table:table-cell>
          <table:table-cell office:value-type="float" office:value="7.62106666666667" calcext:value-type="float">
            <text:p>7.6210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725" calcext:value-type="float">
            <text:p>172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6635" calcext:value-type="float">
            <text:p>6635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awah Koci</text:p>
          </table:table-cell>
          <table:table-cell office:value-type="string" calcext:value-type="string">
            <text:p>Kejuron</text:p>
          </table:table-cell>
          <table:table-cell office:value-type="float" office:value="6635" calcext:value-type="float">
            <text:p>6635</text:p>
          </table:table-cell>
          <table:table-cell office:value-type="float" office:value="30042" calcext:value-type="float">
            <text:p>30042</text:p>
          </table:table-cell>
          <table:table-cell office:value-type="float" office:value="38418" calcext:value-type="float">
            <text:p>38418</text:p>
          </table:table-cell>
          <table:table-cell/>
          <table:table-cell office:value-type="float" office:value="111.5007" calcext:value-type="float">
            <text:p>111.5007</text:p>
          </table:table-cell>
          <table:table-cell office:value-type="float" office:value="7.6403" calcext:value-type="float">
            <text:p>7.640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169" calcext:value-type="float">
            <text:p>216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7745" calcext:value-type="float">
            <text:p>7745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awah</text:p>
          </table:table-cell>
          <table:table-cell office:value-type="string" calcext:value-type="string">
            <text:p>Mojorejo</text:p>
          </table:table-cell>
          <table:table-cell office:value-type="float" office:value="7745" calcext:value-type="float">
            <text:p>7745</text:p>
          </table:table-cell>
          <table:table-cell office:value-type="float" office:value="30225" calcext:value-type="float">
            <text:p>30225</text:p>
          </table:table-cell>
          <table:table-cell office:value-type="float" office:value="38133" calcext:value-type="float">
            <text:p>38133</text:p>
          </table:table-cell>
          <table:table-cell/>
          <table:table-cell office:value-type="float" office:value="111.50375" calcext:value-type="float">
            <text:p>111.50375</text:p>
          </table:table-cell>
          <table:table-cell office:value-type="float" office:value="7.63555" calcext:value-type="float">
            <text:p>7.6355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608" calcext:value-type="float">
            <text:p>160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awah Koci</text:p>
          </table:table-cell>
          <table:table-cell office:value-type="string" calcext:value-type="string">
            <text:p>Mojorejo</text:p>
          </table:table-cell>
          <table:table-cell office:value-type="float" office:value="2370" calcext:value-type="float">
            <text:p>2370</text:p>
          </table:table-cell>
          <table:table-cell office:value-type="float" office:value="30312" calcext:value-type="float">
            <text:p>30312</text:p>
          </table:table-cell>
          <table:table-cell office:value-type="float" office:value="38194" calcext:value-type="float">
            <text:p>38194</text:p>
          </table:table-cell>
          <table:table-cell/>
          <table:table-cell office:value-type="float" office:value="111.5052" calcext:value-type="float">
            <text:p>111.5052</text:p>
          </table:table-cell>
          <table:table-cell office:value-type="float" office:value="7.63656666666667" calcext:value-type="float">
            <text:p>7.6365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awah Koci</text:p>
          </table:table-cell>
          <table:table-cell office:value-type="string" calcext:value-type="string">
            <text:p>Mojorejo</text:p>
          </table:table-cell>
          <table:table-cell office:value-type="float" office:value="6065" calcext:value-type="float">
            <text:p>6065</text:p>
          </table:table-cell>
          <table:table-cell office:value-type="float" office:value="29877" calcext:value-type="float">
            <text:p>29877</text:p>
          </table:table-cell>
          <table:table-cell office:value-type="float" office:value="38175" calcext:value-type="float">
            <text:p>38175</text:p>
          </table:table-cell>
          <table:table-cell/>
          <table:table-cell office:value-type="float" office:value="111.49795" calcext:value-type="float">
            <text:p>111.49795</text:p>
          </table:table-cell>
          <table:table-cell office:value-type="float" office:value="7.63625" calcext:value-type="float">
            <text:p>7.6362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225" calcext:value-type="float">
            <text:p>222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Kosong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Jawa</text:p>
          </table:table-cell>
          <table:table-cell/>
          <table:table-cell office:value-type="float" office:value="1945" calcext:value-type="float">
            <text:p>1945</text:p>
          </table:table-cell>
          <table:table-cell office:value-type="float" office:value="31404" calcext:value-type="float">
            <text:p>31404</text:p>
          </table:table-cell>
          <table:table-cell office:value-type="float" office:value="37392" calcext:value-type="float">
            <text:p>37392</text:p>
          </table:table-cell>
          <table:table-cell/>
          <table:table-cell office:value-type="float" office:value="111.5234" calcext:value-type="float">
            <text:p>111.5234</text:p>
          </table:table-cell>
          <table:table-cell office:value-type="float" office:value="7.6232" calcext:value-type="float">
            <text:p>7.6232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Kosong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ahlawan</text:p>
          </table:table-cell>
          <table:table-cell office:value-type="string" calcext:value-type="string">
            <text:p>Madiun Lor</text:p>
          </table:table-cell>
          <table:table-cell office:value-type="float" office:value="1700" calcext:value-type="float">
            <text:p>1700</text:p>
          </table:table-cell>
          <table:table-cell office:value-type="float" office:value="31210" calcext:value-type="float">
            <text:p>31210</text:p>
          </table:table-cell>
          <table:table-cell office:value-type="float" office:value="37340" calcext:value-type="float">
            <text:p>37340</text:p>
          </table:table-cell>
          <table:table-cell/>
          <table:table-cell office:value-type="float" office:value="111.520166666667" calcext:value-type="float">
            <text:p>111.520166666667</text:p>
          </table:table-cell>
          <table:table-cell office:value-type="float" office:value="7.62233333333333" calcext:value-type="float">
            <text:p>7.62233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837" calcext:value-type="float">
            <text:p>83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Kosong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ahlawan</text:p>
          </table:table-cell>
          <table:table-cell office:value-type="string" calcext:value-type="string">
            <text:p>Madiun Lor</text:p>
          </table:table-cell>
          <table:table-cell office:value-type="float" office:value="1624" calcext:value-type="float">
            <text:p>1624</text:p>
          </table:table-cell>
          <table:table-cell office:value-type="float" office:value="31186" calcext:value-type="float">
            <text:p>31186</text:p>
          </table:table-cell>
          <table:table-cell office:value-type="float" office:value="37337" calcext:value-type="float">
            <text:p>37337</text:p>
          </table:table-cell>
          <table:table-cell/>
          <table:table-cell office:value-type="float" office:value="111.519766666667" calcext:value-type="float">
            <text:p>111.519766666667</text:p>
          </table:table-cell>
          <table:table-cell office:value-type="float" office:value="7.62228333333333" calcext:value-type="float">
            <text:p>7.6222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824" calcext:value-type="float">
            <text:p>82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Kosong</text:p>
          </table:table-cell>
          <table:table-cell office:value-type="float" office:value="2074" calcext:value-type="float">
            <text:p>2074</text:p>
          </table:table-cell>
          <table:table-cell office:value-type="string" calcext:value-type="string">
            <text:p>PANGONGANGAN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ALAN PAHLAWAN</text:p>
          </table:table-cell>
          <table:table-cell office:value-type="string" calcext:value-type="string">
            <text:p>ASET KOTA</text:p>
          </table:table-cell>
          <table:table-cell office:value-type="float" office:value="2074" calcext:value-type="float">
            <text:p>2074</text:p>
          </table:table-cell>
          <table:table-cell office:value-type="float" office:value="31189" calcext:value-type="float">
            <text:p>31189</text:p>
          </table:table-cell>
          <table:table-cell office:value-type="float" office:value="37477" calcext:value-type="float">
            <text:p>37477</text:p>
          </table:table-cell>
          <table:table-cell/>
          <table:table-cell office:value-type="float" office:value="111.519816666667" calcext:value-type="float">
            <text:p>111.519816666667</text:p>
          </table:table-cell>
          <table:table-cell office:value-type="float" office:value="7.62461666666667" calcext:value-type="float">
            <text:p>7.6246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2786" calcext:value-type="float">
            <text:p>2786</text:p>
          </table:table-cell>
          <table:table-cell office:value-type="string" calcext:value-type="string">
            <text:p>KANIGOR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MILIK</text:p>
          </table:table-cell>
          <table:table-cell office:value-type="string" calcext:value-type="string">
            <text:p>Jl. Sri Sedono</text:p>
          </table:table-cell>
          <table:table-cell office:value-type="string" calcext:value-type="string">
            <text:p>KANIGORO</text:p>
          </table:table-cell>
          <table:table-cell office:value-type="float" office:value="2786" calcext:value-type="float">
            <text:p>2786</text:p>
          </table:table-cell>
          <table:table-cell office:value-type="float" office:value="33124" calcext:value-type="float">
            <text:p>33124</text:p>
          </table:table-cell>
          <table:table-cell office:value-type="float" office:value="38056" calcext:value-type="float">
            <text:p>38056</text:p>
          </table:table-cell>
          <table:table-cell/>
          <table:table-cell office:value-type="float" office:value="111.552066666667" calcext:value-type="float">
            <text:p>111.552066666667</text:p>
          </table:table-cell>
          <table:table-cell office:value-type="float" office:value="7.63426666666667" calcext:value-type="float">
            <text:p>7.6342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929" calcext:value-type="float">
            <text:p>392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BUMD</text:p>
          </table:table-cell>
          <table:table-cell office:value-type="float" office:value="4000" calcext:value-type="float">
            <text:p>4000</text:p>
          </table:table-cell>
          <table:table-cell office:value-type="float" office:value="111.52828" calcext:value-type="float">
            <text:p>111.52828</text:p>
          </table:table-cell>
          <table:table-cell office:value-type="float" office:value="-7.644049" calcext:value-type="float">
            <text:p>-7.644049</text:p>
          </table:table-cell>
          <table:table-cell office:value-type="string" calcext:value-type="string">
            <text:p>Sewa - Kabupaten</text:p>
          </table:table-cell>
          <table:table-cell office:value-type="float" office:value="111.52828" calcext:value-type="float">
            <text:p>111.52828</text:p>
          </table:table-cell>
          <table:table-cell office:value-type="float" office:value="7.644049" calcext:value-type="float">
            <text:p>7.644049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090" calcext:value-type="float">
            <text:p>209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BANJAREJO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UPTD TAMAN</text:p>
          </table:table-cell>
          <table:table-cell office:value-type="float" office:value="599" calcext:value-type="float">
            <text:p>599</text:p>
          </table:table-cell>
          <table:table-cell office:value-type="float" office:value="31787" calcext:value-type="float">
            <text:p>31787</text:p>
          </table:table-cell>
          <table:table-cell office:value-type="float" office:value="38986" calcext:value-type="float">
            <text:p>38986</text:p>
          </table:table-cell>
          <table:table-cell/>
          <table:table-cell office:value-type="float" office:value="111.529783333333" calcext:value-type="float">
            <text:p>111.529783333333</text:p>
          </table:table-cell>
          <table:table-cell office:value-type="float" office:value="7.64976666666667" calcext:value-type="float">
            <text:p>7.6497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709" calcext:value-type="float">
            <text:p>270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PL</text:p>
          </table:table-cell>
          <table:table-cell office:value-type="string" calcext:value-type="string">
            <text:p>Jl. Diponegoro No. 34</text:p>
          </table:table-cell>
          <table:table-cell office:value-type="string" calcext:value-type="string">
            <text:p>DKK</text:p>
          </table:table-cell>
          <table:table-cell office:value-type="float" office:value="754" calcext:value-type="float">
            <text:p>754</text:p>
          </table:table-cell>
          <table:table-cell office:value-type="float" office:value="31782" calcext:value-type="float">
            <text:p>31782</text:p>
          </table:table-cell>
          <table:table-cell office:value-type="float" office:value="37408" calcext:value-type="float">
            <text:p>37408</text:p>
          </table:table-cell>
          <table:table-cell/>
          <table:table-cell office:value-type="float" office:value="111.5297" calcext:value-type="float">
            <text:p>111.5297</text:p>
          </table:table-cell>
          <table:table-cell office:value-type="float" office:value="7.62346666666667" calcext:value-type="float">
            <text:p>7.6234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553" calcext:value-type="float">
            <text:p>155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JOSEN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Tilampil</text:p>
          </table:table-cell>
          <table:table-cell office:value-type="string" calcext:value-type="string">
            <text:p>DKK</text:p>
          </table:table-cell>
          <table:table-cell office:value-type="float" office:value="229" calcext:value-type="float">
            <text:p>229</text:p>
          </table:table-cell>
          <table:table-cell office:value-type="float" office:value="30952" calcext:value-type="float">
            <text:p>30952</text:p>
          </table:table-cell>
          <table:table-cell office:value-type="float" office:value="39189" calcext:value-type="float">
            <text:p>39189</text:p>
          </table:table-cell>
          <table:table-cell/>
          <table:table-cell office:value-type="float" office:value="111.515866666667" calcext:value-type="float">
            <text:p>111.515866666667</text:p>
          </table:table-cell>
          <table:table-cell office:value-type="float" office:value="7.65315" calcext:value-type="float">
            <text:p>7.6531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678" calcext:value-type="float">
            <text:p>267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Candi Sewu</text:p>
          </table:table-cell>
          <table:table-cell office:value-type="string" calcext:value-type="string">
            <text:p>DKK</text:p>
          </table:table-cell>
          <table:table-cell office:value-type="float" office:value="270" calcext:value-type="float">
            <text:p>270</text:p>
          </table:table-cell>
          <table:table-cell office:value-type="float" office:value="31302" calcext:value-type="float">
            <text:p>31302</text:p>
          </table:table-cell>
          <table:table-cell office:value-type="float" office:value="36899" calcext:value-type="float">
            <text:p>36899</text:p>
          </table:table-cell>
          <table:table-cell/>
          <table:table-cell office:value-type="float" office:value="111.5217" calcext:value-type="float">
            <text:p>111.5217</text:p>
          </table:table-cell>
          <table:table-cell office:value-type="float" office:value="7.61498333333333" calcext:value-type="float">
            <text:p>7.6149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658" calcext:value-type="float">
            <text:p>165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NAMBANGAN KIDUL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Trunojoyo</text:p>
          </table:table-cell>
          <table:table-cell office:value-type="string" calcext:value-type="string">
            <text:p>DKK</text:p>
          </table:table-cell>
          <table:table-cell office:value-type="float" office:value="2379" calcext:value-type="float">
            <text:p>2379</text:p>
          </table:table-cell>
          <table:table-cell office:value-type="float" office:value="31053" calcext:value-type="float">
            <text:p>31053</text:p>
          </table:table-cell>
          <table:table-cell office:value-type="float" office:value="38709" calcext:value-type="float">
            <text:p>38709</text:p>
          </table:table-cell>
          <table:table-cell/>
          <table:table-cell office:value-type="float" office:value="111.51755" calcext:value-type="float">
            <text:p>111.51755</text:p>
          </table:table-cell>
          <table:table-cell office:value-type="float" office:value="7.64515" calcext:value-type="float">
            <text:p>7.6451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788" calcext:value-type="float">
            <text:p>178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MBANGA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Agus Salim</text:p>
          </table:table-cell>
          <table:table-cell office:value-type="string" calcext:value-type="string">
            <text:p>DKK</text:p>
          </table:table-cell>
          <table:table-cell office:value-type="float" office:value="90" calcext:value-type="float">
            <text:p>90</text:p>
          </table:table-cell>
          <table:table-cell office:value-type="float" office:value="31023" calcext:value-type="float">
            <text:p>31023</text:p>
          </table:table-cell>
          <table:table-cell office:value-type="float" office:value="38078" calcext:value-type="float">
            <text:p>38078</text:p>
          </table:table-cell>
          <table:table-cell/>
          <table:table-cell office:value-type="float" office:value="111.51705" calcext:value-type="float">
            <text:p>111.51705</text:p>
          </table:table-cell>
          <table:table-cell office:value-type="float" office:value="7.63463333333333" calcext:value-type="float">
            <text:p>7.63463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618" calcext:value-type="float">
            <text:p>61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DKK</text:p>
          </table:table-cell>
          <table:table-cell office:value-type="float" office:value="366" calcext:value-type="float">
            <text:p>366</text:p>
          </table:table-cell>
          <table:table-cell office:value-type="float" office:value="32009" calcext:value-type="float">
            <text:p>32009</text:p>
          </table:table-cell>
          <table:table-cell office:value-type="float" office:value="37435" calcext:value-type="float">
            <text:p>37435</text:p>
          </table:table-cell>
          <table:table-cell/>
          <table:table-cell office:value-type="float" office:value="111.533483333333" calcext:value-type="float">
            <text:p>111.533483333333</text:p>
          </table:table-cell>
          <table:table-cell office:value-type="float" office:value="7.62391666666667" calcext:value-type="float">
            <text:p>7.6239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926" calcext:value-type="float">
            <text:p>192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MOJOREJO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Dr. Setia Budi</text:p>
          </table:table-cell>
          <table:table-cell office:value-type="string" calcext:value-type="string">
            <text:p>Mojorejo</text:p>
          </table:table-cell>
          <table:table-cell office:value-type="float" office:value="997" calcext:value-type="float">
            <text:p>997</text:p>
          </table:table-cell>
          <table:table-cell office:value-type="float" office:value="32102" calcext:value-type="float">
            <text:p>32102</text:p>
          </table:table-cell>
          <table:table-cell office:value-type="float" office:value="37965" calcext:value-type="float">
            <text:p>37965</text:p>
          </table:table-cell>
          <table:table-cell/>
          <table:table-cell office:value-type="float" office:value="111.535033333333" calcext:value-type="float">
            <text:p>111.535033333333</text:p>
          </table:table-cell>
          <table:table-cell office:value-type="float" office:value="7.63275" calcext:value-type="float">
            <text:p>7.6327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050" calcext:value-type="float">
            <text:p>205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OJOREJO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Setia Budi No. 62 - 13</text:p>
          </table:table-cell>
          <table:table-cell office:value-type="string" calcext:value-type="string">
            <text:p>Mojorejo</text:p>
          </table:table-cell>
          <table:table-cell office:value-type="float" office:value="410" calcext:value-type="float">
            <text:p>410</text:p>
          </table:table-cell>
          <table:table-cell office:value-type="float" office:value="32041" calcext:value-type="float">
            <text:p>32041</text:p>
          </table:table-cell>
          <table:table-cell office:value-type="float" office:value="37959" calcext:value-type="float">
            <text:p>37959</text:p>
          </table:table-cell>
          <table:table-cell/>
          <table:table-cell office:value-type="float" office:value="111.534016666667" calcext:value-type="float">
            <text:p>111.534016666667</text:p>
          </table:table-cell>
          <table:table-cell office:value-type="float" office:value="7.63265" calcext:value-type="float">
            <text:p>7.6326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Kapten Saputro</text:p>
          </table:table-cell>
          <table:table-cell office:value-type="string" calcext:value-type="string">
            <text:p>Kejuron</text:p>
          </table:table-cell>
          <table:table-cell office:value-type="float" office:value="260" calcext:value-type="float">
            <text:p>260</text:p>
          </table:table-cell>
          <table:table-cell office:value-type="float" office:value="31546" calcext:value-type="float">
            <text:p>31546</text:p>
          </table:table-cell>
          <table:table-cell office:value-type="float" office:value="38105" calcext:value-type="float">
            <text:p>38105</text:p>
          </table:table-cell>
          <table:table-cell/>
          <table:table-cell office:value-type="float" office:value="111.525766666667" calcext:value-type="float">
            <text:p>111.525766666667</text:p>
          </table:table-cell>
          <table:table-cell office:value-type="float" office:value="7.63508333333333" calcext:value-type="float">
            <text:p>7.6350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192" calcext:value-type="float">
            <text:p>119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Kapten Saputro</text:p>
          </table:table-cell>
          <table:table-cell office:value-type="string" calcext:value-type="string">
            <text:p>Kejuron</text:p>
          </table:table-cell>
          <table:table-cell office:value-type="float" office:value="1867" calcext:value-type="float">
            <text:p>1867</text:p>
          </table:table-cell>
          <table:table-cell office:value-type="float" office:value="31548" calcext:value-type="float">
            <text:p>31548</text:p>
          </table:table-cell>
          <table:table-cell office:value-type="float" office:value="38111" calcext:value-type="float">
            <text:p>38111</text:p>
          </table:table-cell>
          <table:table-cell/>
          <table:table-cell office:value-type="float" office:value="111.5258" calcext:value-type="float">
            <text:p>111.5258</text:p>
          </table:table-cell>
          <table:table-cell office:value-type="float" office:value="7.63518333333333" calcext:value-type="float">
            <text:p>7.6351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202" calcext:value-type="float">
            <text:p>120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Kosong</text:p>
          </table:table-cell>
          <table:table-cell office:value-type="float" office:value="17033" calcext:value-type="float">
            <text:p>17033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Kapten Saputro</text:p>
          </table:table-cell>
          <table:table-cell office:value-type="string" calcext:value-type="string">
            <text:p>Kejuron</text:p>
          </table:table-cell>
          <table:table-cell office:value-type="float" office:value="17033" calcext:value-type="float">
            <text:p>17033</text:p>
          </table:table-cell>
          <table:table-cell office:value-type="float" office:value="31608" calcext:value-type="float">
            <text:p>31608</text:p>
          </table:table-cell>
          <table:table-cell office:value-type="float" office:value="38061" calcext:value-type="float">
            <text:p>38061</text:p>
          </table:table-cell>
          <table:table-cell/>
          <table:table-cell office:value-type="float" office:value="111.5268" calcext:value-type="float">
            <text:p>111.5268</text:p>
          </table:table-cell>
          <table:table-cell office:value-type="float" office:value="7.63435" calcext:value-type="float">
            <text:p>7.6343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248" calcext:value-type="float">
            <text:p>124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4905" calcext:value-type="float">
            <text:p>4905</text:p>
          </table:table-cell>
          <table:table-cell office:value-type="string" calcext:value-type="string">
            <text:p>JOSEN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awah Kurupati</text:p>
          </table:table-cell>
          <table:table-cell office:value-type="string" calcext:value-type="string">
            <text:p>Patihan</text:p>
          </table:table-cell>
          <table:table-cell office:value-type="float" office:value="4905" calcext:value-type="float">
            <text:p>4905</text:p>
          </table:table-cell>
          <table:table-cell office:value-type="float" office:value="30529" calcext:value-type="float">
            <text:p>30529</text:p>
          </table:table-cell>
          <table:table-cell office:value-type="float" office:value="40454" calcext:value-type="float">
            <text:p>40454</text:p>
          </table:table-cell>
          <table:table-cell/>
          <table:table-cell office:value-type="float" office:value="111.508816666667" calcext:value-type="float">
            <text:p>111.508816666667</text:p>
          </table:table-cell>
          <table:table-cell office:value-type="float" office:value="7.67423333333333" calcext:value-type="float">
            <text:p>7.67423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097" calcext:value-type="float">
            <text:p>509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JOSEN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Namb. Lor</text:p>
          </table:table-cell>
          <table:table-cell office:value-type="float" office:value="45000" calcext:value-type="float">
            <text:p>45000</text:p>
          </table:table-cell>
          <table:table-cell office:value-type="float" office:value="30430" calcext:value-type="float">
            <text:p>30430</text:p>
          </table:table-cell>
          <table:table-cell office:value-type="float" office:value="40104" calcext:value-type="float">
            <text:p>40104</text:p>
          </table:table-cell>
          <table:table-cell/>
          <table:table-cell office:value-type="float" office:value="111.507166666667" calcext:value-type="float">
            <text:p>111.507166666667</text:p>
          </table:table-cell>
          <table:table-cell office:value-type="float" office:value="7.6684" calcext:value-type="float">
            <text:p>7.668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4499" calcext:value-type="float">
            <text:p>449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3865" calcext:value-type="float">
            <text:p>3865</text:p>
          </table:table-cell>
          <table:table-cell office:value-type="string" calcext:value-type="string">
            <text:p>DEMANG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Piang Semi</text:p>
          </table:table-cell>
          <table:table-cell office:value-type="string" calcext:value-type="string">
            <text:p>Demangan</text:p>
          </table:table-cell>
          <table:table-cell office:value-type="float" office:value="3865" calcext:value-type="float">
            <text:p>3865</text:p>
          </table:table-cell>
          <table:table-cell office:value-type="float" office:value="30525" calcext:value-type="float">
            <text:p>30525</text:p>
          </table:table-cell>
          <table:table-cell office:value-type="float" office:value="40069" calcext:value-type="float">
            <text:p>40069</text:p>
          </table:table-cell>
          <table:table-cell/>
          <table:table-cell office:value-type="float" office:value="111.50875" calcext:value-type="float">
            <text:p>111.50875</text:p>
          </table:table-cell>
          <table:table-cell office:value-type="float" office:value="7.66781666666667" calcext:value-type="float">
            <text:p>7.6678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4397" calcext:value-type="float">
            <text:p>439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DEMANG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jati siwur</text:p>
          </table:table-cell>
          <table:table-cell office:value-type="string" calcext:value-type="string">
            <text:p>Demangan</text:p>
          </table:table-cell>
          <table:table-cell office:value-type="float" office:value="710" calcext:value-type="float">
            <text:p>710</text:p>
          </table:table-cell>
          <table:table-cell office:value-type="float" office:value="31562" calcext:value-type="float">
            <text:p>31562</text:p>
          </table:table-cell>
          <table:table-cell office:value-type="float" office:value="39672" calcext:value-type="float">
            <text:p>39672</text:p>
          </table:table-cell>
          <table:table-cell/>
          <table:table-cell office:value-type="float" office:value="111.526033333333" calcext:value-type="float">
            <text:p>111.526033333333</text:p>
          </table:table-cell>
          <table:table-cell office:value-type="float" office:value="7.6612" calcext:value-type="float">
            <text:p>7.6612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713" calcext:value-type="float">
            <text:p>371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DEMANG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Jati Siwur RT 14</text:p>
          </table:table-cell>
          <table:table-cell office:value-type="string" calcext:value-type="string">
            <text:p>Demangan</text:p>
          </table:table-cell>
          <table:table-cell office:value-type="float" office:value="600" calcext:value-type="float">
            <text:p>600</text:p>
          </table:table-cell>
          <table:table-cell office:value-type="float" office:value="31419" calcext:value-type="float">
            <text:p>31419</text:p>
          </table:table-cell>
          <table:table-cell office:value-type="float" office:value="39670" calcext:value-type="float">
            <text:p>39670</text:p>
          </table:table-cell>
          <table:table-cell/>
          <table:table-cell office:value-type="float" office:value="111.52365" calcext:value-type="float">
            <text:p>111.52365</text:p>
          </table:table-cell>
          <table:table-cell office:value-type="float" office:value="7.66116666666667" calcext:value-type="float">
            <text:p>7.6611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647" calcext:value-type="float">
            <text:p>364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10390" calcext:value-type="float">
            <text:p>10390</text:p>
          </table:table-cell>
          <table:table-cell office:value-type="string" calcext:value-type="string">
            <text:p>BANJAREJO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Banjarejo</text:p>
          </table:table-cell>
          <table:table-cell office:value-type="float" office:value="10390" calcext:value-type="float">
            <text:p>10390</text:p>
          </table:table-cell>
          <table:table-cell office:value-type="float" office:value="32306" calcext:value-type="float">
            <text:p>32306</text:p>
          </table:table-cell>
          <table:table-cell office:value-type="float" office:value="39444" calcext:value-type="float">
            <text:p>39444</text:p>
          </table:table-cell>
          <table:table-cell/>
          <table:table-cell office:value-type="float" office:value="111.538433333333" calcext:value-type="float">
            <text:p>111.538433333333</text:p>
          </table:table-cell>
          <table:table-cell office:value-type="float" office:value="7.6574" calcext:value-type="float">
            <text:p>7.657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6650" calcext:value-type="float">
            <text:p>6650</text:p>
          </table:table-cell>
          <table:table-cell office:value-type="string" calcext:value-type="string">
            <text:p>BANJAREJO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Banjarejo</text:p>
          </table:table-cell>
          <table:table-cell office:value-type="float" office:value="6650" calcext:value-type="float">
            <text:p>6650</text:p>
          </table:table-cell>
          <table:table-cell office:value-type="float" office:value="32281" calcext:value-type="float">
            <text:p>32281</text:p>
          </table:table-cell>
          <table:table-cell office:value-type="float" office:value="39342" calcext:value-type="float">
            <text:p>39342</text:p>
          </table:table-cell>
          <table:table-cell/>
          <table:table-cell office:value-type="float" office:value="111.538016666667" calcext:value-type="float">
            <text:p>111.538016666667</text:p>
          </table:table-cell>
          <table:table-cell office:value-type="float" office:value="7.6557" calcext:value-type="float">
            <text:p>7.655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772" calcext:value-type="float">
            <text:p>377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6390" calcext:value-type="float">
            <text:p>6390</text:p>
          </table:table-cell>
          <table:table-cell office:value-type="string" calcext:value-type="string">
            <text:p>BANJAREJO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Banjarejo</text:p>
          </table:table-cell>
          <table:table-cell office:value-type="float" office:value="6390" calcext:value-type="float">
            <text:p>6390</text:p>
          </table:table-cell>
          <table:table-cell office:value-type="float" office:value="32315" calcext:value-type="float">
            <text:p>32315</text:p>
          </table:table-cell>
          <table:table-cell office:value-type="float" office:value="39468" calcext:value-type="float">
            <text:p>39468</text:p>
          </table:table-cell>
          <table:table-cell/>
          <table:table-cell office:value-type="float" office:value="111.538583333333" calcext:value-type="float">
            <text:p>111.538583333333</text:p>
          </table:table-cell>
          <table:table-cell office:value-type="float" office:value="7.6578" calcext:value-type="float">
            <text:p>7.6578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995" calcext:value-type="float">
            <text:p>399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Sedang</text:p>
          </table:table-cell>
          <table:table-cell office:value-type="float" office:value="8985" calcext:value-type="float">
            <text:p>8985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elatan Pertamina</text:p>
          </table:table-cell>
          <table:table-cell office:value-type="string" calcext:value-type="string">
            <text:p>Oro-oro Ombo</text:p>
          </table:table-cell>
          <table:table-cell office:value-type="float" office:value="8985" calcext:value-type="float">
            <text:p>8985</text:p>
          </table:table-cell>
          <table:table-cell office:value-type="float" office:value="31631" calcext:value-type="float">
            <text:p>31631</text:p>
          </table:table-cell>
          <table:table-cell office:value-type="float" office:value="36915" calcext:value-type="float">
            <text:p>36915</text:p>
          </table:table-cell>
          <table:table-cell/>
          <table:table-cell office:value-type="float" office:value="111.527183333333" calcext:value-type="float">
            <text:p>111.527183333333</text:p>
          </table:table-cell>
          <table:table-cell office:value-type="float" office:value="7.61525" calcext:value-type="float">
            <text:p>7.6152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917" calcext:value-type="float">
            <text:p>191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13155" calcext:value-type="float">
            <text:p>13155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Utara Pertamina</text:p>
          </table:table-cell>
          <table:table-cell office:value-type="string" calcext:value-type="string">
            <text:p>Oro-oro Ombo</text:p>
          </table:table-cell>
          <table:table-cell office:value-type="float" office:value="13155" calcext:value-type="float">
            <text:p>13155</text:p>
          </table:table-cell>
          <table:table-cell office:value-type="float" office:value="31704" calcext:value-type="float">
            <text:p>31704</text:p>
          </table:table-cell>
          <table:table-cell office:value-type="float" office:value="36745" calcext:value-type="float">
            <text:p>36745</text:p>
          </table:table-cell>
          <table:table-cell/>
          <table:table-cell office:value-type="float" office:value="111.5284" calcext:value-type="float">
            <text:p>111.5284</text:p>
          </table:table-cell>
          <table:table-cell office:value-type="float" office:value="7.61241666666667" calcext:value-type="float">
            <text:p>7.6124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251" calcext:value-type="float">
            <text:p>22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kai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Sedang</text:p>
          </table:table-cell>
          <table:table-cell office:value-type="float" office:value="7165" calcext:value-type="float">
            <text:p>7165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Oro-oro Ombo</text:p>
          </table:table-cell>
          <table:table-cell office:value-type="float" office:value="7165" calcext:value-type="float">
            <text:p>7165</text:p>
          </table:table-cell>
          <table:table-cell office:value-type="float" office:value="31662" calcext:value-type="float">
            <text:p>31662</text:p>
          </table:table-cell>
          <table:table-cell office:value-type="float" office:value="36919" calcext:value-type="float">
            <text:p>36919</text:p>
          </table:table-cell>
          <table:table-cell/>
          <table:table-cell office:value-type="float" office:value="111.5277" calcext:value-type="float">
            <text:p>111.5277</text:p>
          </table:table-cell>
          <table:table-cell office:value-type="float" office:value="7.61531666666667" calcext:value-type="float">
            <text:p>7.6153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946" calcext:value-type="float">
            <text:p>19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18340" calcext:value-type="float">
            <text:p>18340</text:p>
          </table:table-cell>
          <table:table-cell office:value-type="string" calcext:value-type="string">
            <text:p>SUKOSARI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Sukosari</text:p>
          </table:table-cell>
          <table:table-cell office:value-type="float" office:value="18340" calcext:value-type="float">
            <text:p>18340</text:p>
          </table:table-cell>
          <table:table-cell office:value-type="float" office:value="31979" calcext:value-type="float">
            <text:p>31979</text:p>
          </table:table-cell>
          <table:table-cell office:value-type="float" office:value="36807" calcext:value-type="float">
            <text:p>36807</text:p>
          </table:table-cell>
          <table:table-cell/>
          <table:table-cell office:value-type="float" office:value="111.532983333333" calcext:value-type="float">
            <text:p>111.532983333333</text:p>
          </table:table-cell>
          <table:table-cell office:value-type="float" office:value="7.61345" calcext:value-type="float">
            <text:p>7.6134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491" calcext:value-type="float">
            <text:p>249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18110" calcext:value-type="float">
            <text:p>18110</text:p>
          </table:table-cell>
          <table:table-cell office:value-type="string" calcext:value-type="string">
            <text:p>SUKOSARI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Sukosari</text:p>
          </table:table-cell>
          <table:table-cell office:value-type="float" office:value="18110" calcext:value-type="float">
            <text:p>18110</text:p>
          </table:table-cell>
          <table:table-cell office:value-type="float" office:value="31977" calcext:value-type="float">
            <text:p>31977</text:p>
          </table:table-cell>
          <table:table-cell office:value-type="float" office:value="36711" calcext:value-type="float">
            <text:p>36711</text:p>
          </table:table-cell>
          <table:table-cell/>
          <table:table-cell office:value-type="float" office:value="111.53295" calcext:value-type="float">
            <text:p>111.53295</text:p>
          </table:table-cell>
          <table:table-cell office:value-type="float" office:value="7.61185" calcext:value-type="float">
            <text:p>7.6118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615" calcext:value-type="float">
            <text:p>26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17770" calcext:value-type="float">
            <text:p>17770</text:p>
          </table:table-cell>
          <table:table-cell office:value-type="string" calcext:value-type="string">
            <text:p>SUKOSARI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Sukosari</text:p>
          </table:table-cell>
          <table:table-cell office:value-type="float" office:value="17770" calcext:value-type="float">
            <text:p>17770</text:p>
          </table:table-cell>
          <table:table-cell office:value-type="float" office:value="32019" calcext:value-type="float">
            <text:p>32019</text:p>
          </table:table-cell>
          <table:table-cell office:value-type="float" office:value="36721" calcext:value-type="float">
            <text:p>36721</text:p>
          </table:table-cell>
          <table:table-cell/>
          <table:table-cell office:value-type="float" office:value="111.53365" calcext:value-type="float">
            <text:p>111.53365</text:p>
          </table:table-cell>
          <table:table-cell office:value-type="float" office:value="7.61201666666667" calcext:value-type="float">
            <text:p>7.6120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655" calcext:value-type="float">
            <text:p>26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Sumatra no.3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31286" calcext:value-type="float">
            <text:p>31286</text:p>
          </table:table-cell>
          <table:table-cell office:value-type="float" office:value="37237" calcext:value-type="float">
            <text:p>37237</text:p>
          </table:table-cell>
          <table:table-cell/>
          <table:table-cell office:value-type="float" office:value="111.521433333333" calcext:value-type="float">
            <text:p>111.521433333333</text:p>
          </table:table-cell>
          <table:table-cell office:value-type="float" office:value="7.62061666666667" calcext:value-type="float">
            <text:p>7.6206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071" calcext:value-type="float">
            <text:p>10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Pahlawan no 19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258" calcext:value-type="float">
            <text:p>31258</text:p>
          </table:table-cell>
          <table:table-cell office:value-type="float" office:value="37256" calcext:value-type="float">
            <text:p>37256</text:p>
          </table:table-cell>
          <table:table-cell/>
          <table:table-cell office:value-type="float" office:value="111.520966666667" calcext:value-type="float">
            <text:p>111.520966666667</text:p>
          </table:table-cell>
          <table:table-cell office:value-type="float" office:value="7.62093333333333" calcext:value-type="float">
            <text:p>7.62093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016" calcext:value-type="float">
            <text:p>1016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W10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21:55:37.045056729</meta:creation-date>
    <dc:date>2023-04-10T23:08:38.096020554</dc:date>
    <meta:editing-duration>PT1H13M2S</meta:editing-duration>
    <meta:editing-cycles>1</meta:editing-cycles>
    <meta:document-statistic meta:table-count="1" meta:cell-count="2055" meta:object-count="0"/>
    <meta:generator>LibreOffice/7.4.2.3$Linux_X86_64 LibreOffice_project/40$Build-3</meta:generator>
  </office:meta>
</office:document-meta>
</file>